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automatic-styles>
    <style:style style:name="P1" style:parent-style-name="Standard" style:master-page-name="MPF0" style:family="paragraph">
      <style:paragraph-properties fo:break-before="page"/>
    </style:style>
    <style:style style:name="P3" style:parent-style-name="Standard" style:family="paragraph">
      <style:text-properties fo:hyphenate="true"/>
    </style:style>
    <style:style style:name="P4" style:parent-style-name="KeinLeerraum" style:family="paragraph">
      <style:paragraph-properties fo:margin-top="0.0277in" fo:margin-bottom="0.3888in" fo:line-height="90%"/>
    </style:style>
    <style:style style:name="T5" style:parent-style-name="Absatz-Standardschriftart" style:family="text">
      <style:text-properties fo:color="#4472C4" fo:font-size="36pt" style:font-size-asian="36pt" style:font-size-complex="36pt" fo:language="en" fo:country="US"/>
    </style:style>
    <style:style style:name="P6" style:parent-style-name="KeinLeerraum" style:family="paragraph">
      <style:paragraph-properties fo:margin-top="0.0277in" fo:margin-bottom="0.0277in"/>
    </style:style>
    <style:style style:name="T7" style:parent-style-name="Absatz-Standardschriftart" style:family="text">
      <style:text-properties fo:text-transform="uppercase" fo:color="#1F4E79" fo:font-size="14pt" style:font-size-asian="14pt" style:font-size-complex="14pt" fo:language="en" fo:country="US"/>
    </style:style>
    <style:style style:name="P8" style:parent-style-name="KeinLeerraum" style:family="paragraph">
      <style:paragraph-properties fo:margin-top="0.0555in" fo:margin-bottom="0.0277in"/>
    </style:style>
    <style:style style:name="T9" style:parent-style-name="Absatz-Standardschriftart" style:family="text">
      <style:text-properties fo:text-transform="uppercase" fo:color="#5B9BD5" fo:font-size="12pt" style:font-size-asian="12pt" style:font-size-complex="12pt" fo:language="en" fo:country="US"/>
    </style:style>
    <style:style style:name="P10" style:parent-style-name="KeinLeerraum" style:family="paragraph">
      <style:paragraph-properties fo:text-align="end"/>
    </style:style>
    <style:style style:name="T11" style:parent-style-name="Absatz-Standardschriftart" style:family="text">
      <style:text-properties fo:color="#FFFFFF" fo:font-size="12pt" style:font-size-asian="12pt" style:font-size-complex="12pt"/>
    </style:style>
    <style:style style:name="P12" style:parent-style-name="Standard" style:family="paragraph">
      <style:paragraph-properties fo:break-before="page"/>
      <style:text-properties fo:hyphenate="true"/>
    </style:style>
    <style:style style:name="P13" style:parent-style-name="Standard" style:family="paragraph">
      <style:text-properties style:language-asian="de" style:country-asian="DE"/>
    </style:style>
    <style:style style:name="P14" style:parent-style-name="Verzeichnis1" style:family="paragraph">
      <style:paragraph-properties>
        <style:tab-stops>
          <style:tab-stop style:type="right" style:leader-style="dotted" style:leader-text="." style:position="6.293in"/>
        </style:tab-stops>
      </style:paragraph-properties>
    </style:style>
    <style:style style:name="T15" style:parent-style-name="Hyperlink" style:family="text">
      <style:text-properties fo:language="en" fo:country="US"/>
    </style:style>
    <style:style style:name="P16" style:parent-style-name="Verzeichnis2" style:family="paragraph">
      <style:paragraph-properties>
        <style:tab-stops>
          <style:tab-stop style:type="right" style:leader-style="dotted" style:leader-text="." style:position="6.1402in"/>
        </style:tab-stops>
      </style:paragraph-properties>
    </style:style>
    <style:style style:name="T17" style:parent-style-name="Hyperlink" style:family="text">
      <style:text-properties fo:language="en" fo:country="US"/>
    </style:style>
    <style:style style:name="P18" style:parent-style-name="Verzeichnis2" style:family="paragraph">
      <style:paragraph-properties>
        <style:tab-stops>
          <style:tab-stop style:type="right" style:leader-style="dotted" style:leader-text="." style:position="6.1402in"/>
        </style:tab-stops>
      </style:paragraph-properties>
    </style:style>
    <style:style style:name="T19" style:parent-style-name="Hyperlink" style:family="text">
      <style:text-properties fo:language="en" fo:country="US"/>
    </style:style>
    <style:style style:name="P20" style:parent-style-name="Verzeichnis2" style:family="paragraph">
      <style:paragraph-properties>
        <style:tab-stops>
          <style:tab-stop style:type="right" style:leader-style="dotted" style:leader-text="." style:position="6.1402in"/>
        </style:tab-stops>
      </style:paragraph-properties>
    </style:style>
    <style:style style:name="T21" style:parent-style-name="Hyperlink" style:family="text">
      <style:text-properties fo:language="en" fo:country="US"/>
    </style:style>
    <style:style style:name="P22" style:parent-style-name="Verzeichnis2" style:family="paragraph">
      <style:paragraph-properties>
        <style:tab-stops>
          <style:tab-stop style:type="right" style:leader-style="dotted" style:leader-text="." style:position="6.1402in"/>
        </style:tab-stops>
      </style:paragraph-properties>
    </style:style>
    <style:style style:name="T23" style:parent-style-name="Hyperlink" style:family="text">
      <style:text-properties fo:language="en" fo:country="US"/>
    </style:style>
    <style:style style:name="P24" style:parent-style-name="Verzeichnis2" style:family="paragraph">
      <style:paragraph-properties>
        <style:tab-stops>
          <style:tab-stop style:type="right" style:leader-style="dotted" style:leader-text="." style:position="6.1402in"/>
        </style:tab-stops>
      </style:paragraph-properties>
    </style:style>
    <style:style style:name="P25" style:parent-style-name="Verzeichnis1" style:family="paragraph">
      <style:paragraph-properties>
        <style:tab-stops>
          <style:tab-stop style:type="right" style:leader-style="dotted" style:leader-text="." style:position="6.293in"/>
        </style:tab-stops>
      </style:paragraph-properties>
    </style:style>
    <style:style style:name="P26" style:parent-style-name="Verzeichnis2" style:family="paragraph">
      <style:paragraph-properties>
        <style:tab-stops>
          <style:tab-stop style:type="right" style:leader-style="dotted" style:leader-text="." style:position="6.1402in"/>
        </style:tab-stops>
      </style:paragraph-properties>
    </style:style>
    <style:style style:name="P27" style:parent-style-name="Verzeichnis2" style:family="paragraph">
      <style:paragraph-properties>
        <style:tab-stops>
          <style:tab-stop style:type="right" style:leader-style="dotted" style:leader-text="." style:position="6.1402in"/>
        </style:tab-stops>
      </style:paragraph-properties>
    </style:style>
    <style:style style:name="P28" style:parent-style-name="Verzeichnis1" style:family="paragraph">
      <style:paragraph-properties>
        <style:tab-stops>
          <style:tab-stop style:type="right" style:leader-style="dotted" style:leader-text="." style:position="6.293in"/>
        </style:tab-stops>
      </style:paragraph-properties>
    </style:style>
    <style:style style:name="P29" style:parent-style-name="Verzeichnis1" style:family="paragraph">
      <style:paragraph-properties>
        <style:tab-stops>
          <style:tab-stop style:type="right" style:leader-style="dotted" style:leader-text="." style:position="6.293in"/>
        </style:tab-stops>
      </style:paragraph-properties>
    </style:style>
    <style:style style:name="P30" style:parent-style-name="Verzeichnis2" style:family="paragraph">
      <style:paragraph-properties>
        <style:tab-stops>
          <style:tab-stop style:type="right" style:leader-style="dotted" style:leader-text="." style:position="6.1402in"/>
        </style:tab-stops>
      </style:paragraph-properties>
    </style:style>
    <style:style style:name="P31" style:parent-style-name="Verzeichnis2" style:family="paragraph">
      <style:paragraph-properties>
        <style:tab-stops>
          <style:tab-stop style:type="right" style:leader-style="dotted" style:leader-text="." style:position="6.1402in"/>
        </style:tab-stops>
      </style:paragraph-properties>
    </style:style>
    <style:style style:name="P32" style:parent-style-name="Verzeichnis1" style:family="paragraph">
      <style:paragraph-properties>
        <style:tab-stops>
          <style:tab-stop style:type="right" style:leader-style="dotted" style:leader-text="." style:position="6.293in"/>
        </style:tab-stops>
      </style:paragraph-properties>
    </style:style>
    <style:style style:name="P33" style:parent-style-name="Verzeichnis2" style:family="paragraph">
      <style:paragraph-properties>
        <style:tab-stops>
          <style:tab-stop style:type="right" style:leader-style="dotted" style:leader-text="." style:position="6.1402in"/>
        </style:tab-stops>
      </style:paragraph-properties>
    </style:style>
    <style:style style:name="P34" style:parent-style-name="Verzeichnis2" style:family="paragraph">
      <style:paragraph-properties>
        <style:tab-stops>
          <style:tab-stop style:type="right" style:leader-style="dotted" style:leader-text="." style:position="6.1402in"/>
        </style:tab-stops>
      </style:paragraph-properties>
    </style:style>
    <style:style style:name="P35" style:parent-style-name="Verzeichnis1" style:family="paragraph">
      <style:paragraph-properties>
        <style:tab-stops>
          <style:tab-stop style:type="right" style:leader-style="dotted" style:leader-text="." style:position="6.293in"/>
        </style:tab-stops>
      </style:paragraph-properties>
    </style:style>
    <style:style style:name="P36" style:parent-style-name="Verzeichnis2" style:family="paragraph">
      <style:paragraph-properties>
        <style:tab-stops>
          <style:tab-stop style:type="right" style:leader-style="dotted" style:leader-text="." style:position="6.1402in"/>
        </style:tab-stops>
      </style:paragraph-properties>
    </style:style>
    <style:style style:name="P37" style:parent-style-name="Verzeichnis2" style:family="paragraph">
      <style:paragraph-properties>
        <style:tab-stops>
          <style:tab-stop style:type="right" style:leader-style="dotted" style:leader-text="." style:position="6.1402in"/>
        </style:tab-stops>
      </style:paragraph-properties>
    </style:style>
    <style:style style:name="P38" style:parent-style-name="Verzeichnis2" style:family="paragraph">
      <style:paragraph-properties>
        <style:tab-stops>
          <style:tab-stop style:type="right" style:leader-style="dotted" style:leader-text="." style:position="6.1402in"/>
        </style:tab-stops>
      </style:paragraph-properties>
    </style:style>
    <style:style style:name="P39" style:parent-style-name="Verzeichnis3" style:family="paragraph">
      <style:paragraph-properties>
        <style:tab-stops>
          <style:tab-stop style:type="right" style:leader-style="dotted" style:leader-text="." style:position="5.9875in"/>
        </style:tab-stops>
      </style:paragraph-properties>
    </style:style>
    <style:style style:name="P40" style:parent-style-name="Verzeichnis3" style:family="paragraph">
      <style:paragraph-properties>
        <style:tab-stops>
          <style:tab-stop style:type="right" style:leader-style="dotted" style:leader-text="." style:position="5.9875in"/>
        </style:tab-stops>
      </style:paragraph-properties>
    </style:style>
    <style:style style:name="P41" style:parent-style-name="Verzeichnis3" style:family="paragraph">
      <style:paragraph-properties>
        <style:tab-stops>
          <style:tab-stop style:type="right" style:leader-style="dotted" style:leader-text="." style:position="5.9875in"/>
        </style:tab-stops>
      </style:paragraph-properties>
    </style:style>
    <style:style style:name="P42" style:parent-style-name="Verzeichnis3" style:family="paragraph">
      <style:paragraph-properties>
        <style:tab-stops>
          <style:tab-stop style:type="right" style:leader-style="dotted" style:leader-text="." style:position="5.9875in"/>
        </style:tab-stops>
      </style:paragraph-properties>
    </style:style>
    <style:style style:name="T43" style:parent-style-name="Hyperlink" style:family="text">
      <style:text-properties fo:language="en" fo:country="US"/>
    </style:style>
    <style:style style:name="P44" style:parent-style-name="Verzeichnis3" style:family="paragraph">
      <style:paragraph-properties>
        <style:tab-stops>
          <style:tab-stop style:type="right" style:leader-style="dotted" style:leader-text="." style:position="5.9875in"/>
        </style:tab-stops>
      </style:paragraph-properties>
    </style:style>
    <style:style style:name="T45" style:parent-style-name="Hyperlink" style:family="text">
      <style:text-properties fo:language="en" fo:country="US"/>
    </style:style>
    <style:style style:name="P46" style:parent-style-name="Verzeichnis1" style:family="paragraph">
      <style:paragraph-properties>
        <style:tab-stops>
          <style:tab-stop style:type="right" style:leader-style="dotted" style:leader-text="." style:position="6.293in"/>
        </style:tab-stops>
      </style:paragraph-properties>
    </style:style>
    <style:style style:name="T47" style:parent-style-name="Hyperlink" style:family="text">
      <style:text-properties fo:language="en" fo:country="US"/>
    </style:style>
    <style:style style:name="P48" style:parent-style-name="Verzeichnis2" style:family="paragraph">
      <style:paragraph-properties>
        <style:tab-stops>
          <style:tab-stop style:type="right" style:leader-style="dotted" style:leader-text="." style:position="6.1402in"/>
        </style:tab-stops>
      </style:paragraph-properties>
    </style:style>
    <style:style style:name="T49" style:parent-style-name="Hyperlink" style:family="text">
      <style:text-properties fo:language="en" fo:country="US"/>
    </style:style>
    <style:style style:name="P50" style:parent-style-name="Verzeichnis2" style:family="paragraph">
      <style:paragraph-properties>
        <style:tab-stops>
          <style:tab-stop style:type="right" style:leader-style="dotted" style:leader-text="." style:position="6.1402in"/>
        </style:tab-stops>
      </style:paragraph-properties>
    </style:style>
    <style:style style:name="P51" style:parent-style-name="Verzeichnis2" style:family="paragraph">
      <style:paragraph-properties>
        <style:tab-stops>
          <style:tab-stop style:type="right" style:leader-style="dotted" style:leader-text="." style:position="6.1402in"/>
        </style:tab-stops>
      </style:paragraph-properties>
    </style:style>
    <style:style style:name="P52" style:parent-style-name="Verzeichnis2" style:family="paragraph">
      <style:paragraph-properties>
        <style:tab-stops>
          <style:tab-stop style:type="right" style:leader-style="dotted" style:leader-text="." style:position="6.1402in"/>
        </style:tab-stops>
      </style:paragraph-properties>
    </style:style>
    <style:style style:name="P53" style:parent-style-name="Verzeichnis2" style:family="paragraph">
      <style:paragraph-properties>
        <style:tab-stops>
          <style:tab-stop style:type="right" style:leader-style="dotted" style:leader-text="." style:position="6.1402in"/>
        </style:tab-stops>
      </style:paragraph-properties>
    </style:style>
    <style:style style:name="P54" style:parent-style-name="Überschrift2" style:family="paragraph">
      <style:paragraph-properties fo:text-indent="0.4916in"/>
    </style:style>
    <style:style style:name="P55" style:parent-style-name="Standard" style:family="paragraph">
      <style:paragraph-properties fo:text-align="justify" fo:margin-left="0.4916in">
        <style:tab-stops/>
      </style:paragraph-properties>
      <style:text-properties fo:font-size="12pt" style:font-size-asian="12pt" style:font-size-complex="12pt"/>
    </style:style>
    <style:style style:name="P56" style:parent-style-name="Standard" style:family="paragraph">
      <style:paragraph-properties fo:text-align="justify" fo:margin-left="0.4916in">
        <style:tab-stops/>
      </style:paragraph-properties>
      <style:text-properties fo:font-size="12pt" style:font-size-asian="12pt" style:font-size-complex="12pt"/>
    </style:style>
    <style:style style:name="P57" style:parent-style-name="Standard" style:family="paragraph">
      <style:paragraph-properties fo:text-align="justify" fo:margin-left="0.4916in">
        <style:tab-stops/>
      </style:paragraph-properties>
      <style:text-properties fo:font-size="12pt" style:font-size-asian="12pt" style:font-size-complex="12pt"/>
    </style:style>
    <style:style style:name="P58" style:parent-style-name="Überschrift2" style:family="paragraph">
      <style:paragraph-properties fo:text-indent="0.4916in"/>
    </style:style>
    <style:style style:name="P59" style:parent-style-name="Standard" style:family="paragraph">
      <style:paragraph-properties fo:text-align="justify" fo:margin-left="0.4916in">
        <style:tab-stops/>
      </style:paragraph-properties>
      <style:text-properties fo:font-size="12pt" style:font-size-asian="12pt" style:font-size-complex="12pt"/>
    </style:style>
    <style:style style:name="P60" style:parent-style-name="Standard" style:family="paragraph">
      <style:paragraph-properties fo:text-align="justify" fo:margin-left="0.4916in">
        <style:tab-stops/>
      </style:paragraph-properties>
      <style:text-properties fo:font-size="12pt" style:font-size-asian="12pt" style:font-size-complex="12pt"/>
    </style:style>
    <style:style style:name="P61" style:parent-style-name="Standard" style:family="paragraph">
      <style:paragraph-properties fo:text-align="justify" fo:margin-left="0.4916in">
        <style:tab-stops/>
      </style:paragraph-properties>
      <style:text-properties fo:font-size="12pt" style:font-size-asian="12pt" style:font-size-complex="12pt"/>
    </style:style>
    <style:style style:name="P62" style:parent-style-name="Überschrift2" style:family="paragraph">
      <style:paragraph-properties fo:text-align="justify" fo:margin-left="0.4916in">
        <style:tab-stops/>
      </style:paragraph-properties>
    </style:style>
    <style:style style:name="P63" style:parent-style-name="Standard" style:family="paragraph">
      <style:paragraph-properties fo:text-align="justify" fo:margin-left="0.4916in">
        <style:tab-stops/>
      </style:paragraph-properties>
      <style:text-properties fo:font-size="12pt" style:font-size-asian="12pt" style:font-size-complex="12pt"/>
    </style:style>
    <style:style style:name="P64" style:parent-style-name="Überschrift2" style:family="paragraph">
      <style:paragraph-properties fo:margin-left="0.4916in">
        <style:tab-stops/>
      </style:paragraph-properties>
    </style:style>
    <style:style style:name="P65" style:parent-style-name="Standard" style:family="paragraph">
      <style:paragraph-properties fo:text-align="justify" fo:margin-left="0.4916in">
        <style:tab-stops/>
      </style:paragraph-properties>
      <style:text-properties fo:font-size="12pt" style:font-size-asian="12pt" style:font-size-complex="12pt"/>
    </style:style>
    <style:style style:name="P66" style:parent-style-name="Überschrift2" style:family="paragraph">
      <style:paragraph-properties fo:text-indent="0.4916in"/>
    </style:style>
    <style:style style:name="P67" style:parent-style-name="Standard" style:family="paragraph">
      <style:paragraph-properties fo:text-align="justify" fo:margin-left="0.4916in">
        <style:tab-stops/>
      </style:paragraph-properties>
      <style:text-properties fo:font-size="12pt" style:font-size-asian="12pt" style:font-size-complex="12pt"/>
    </style:style>
    <style:style style:name="P68" style:parent-style-name="Standard" style:family="paragraph">
      <style:paragraph-properties fo:text-align="justify"/>
      <style:text-properties fo:hyphenate="true"/>
    </style:style>
    <style:style style:name="P69" style:parent-style-name="Überschrift1" style:family="paragraph">
      <style:paragraph-properties fo:break-before="page"/>
    </style:style>
    <style:style style:name="P70" style:parent-style-name="Überschrift2" style:family="paragraph">
      <style:paragraph-properties fo:text-indent="0.4916in"/>
    </style:style>
    <style:style style:name="P71" style:parent-style-name="Standard" style:family="paragraph">
      <style:paragraph-properties fo:text-align="justify" fo:margin-left="0.4916in">
        <style:tab-stops/>
      </style:paragraph-properties>
    </style:style>
    <style:style style:name="T72" style:parent-style-name="Absatz-Standardschriftart" style:family="text">
      <style:text-properties fo:font-size="12pt" style:font-size-asian="12pt" style:font-size-complex="12pt"/>
    </style:style>
    <style:style style:name="T73" style:parent-style-name="Absatz-Standardschriftart" style:family="text">
      <style:text-properties style:font-name="Consolas" fo:font-style="italic" style:font-style-asian="italic" style:font-style-complex="italic" fo:font-size="12pt" style:font-size-asian="12pt" style:font-size-complex="12pt"/>
    </style:style>
    <style:style style:name="T74" style:parent-style-name="Absatz-Standardschriftart" style:family="text">
      <style:text-properties fo:font-size="12pt" style:font-size-asian="12pt" style:font-size-complex="12pt"/>
    </style:style>
    <style:style style:name="T75" style:parent-style-name="Absatz-Standardschriftart" style:family="text">
      <style:text-properties fo:font-size="12pt" style:font-size-asian="12pt" style:font-size-complex="12pt"/>
    </style:style>
    <style:style style:name="T76" style:parent-style-name="Absatz-Standardschriftart" style:family="text">
      <style:text-properties fo:font-size="12pt" style:font-size-asian="12pt" style:font-size-complex="12pt"/>
    </style:style>
    <style:style style:name="T77" style:parent-style-name="Absatz-Standardschriftart" style:family="text">
      <style:text-properties style:font-name="Consolas" fo:font-style="italic" style:font-style-asian="italic" style:font-style-complex="italic" fo:font-size="12pt" style:font-size-asian="12pt" style:font-size-complex="12pt"/>
    </style:style>
    <style:style style:name="T78" style:parent-style-name="Absatz-Standardschriftart" style:family="text">
      <style:text-properties fo:font-size="12pt" style:font-size-asian="12pt" style:font-size-complex="12pt"/>
    </style:style>
    <style:style style:name="P79" style:parent-style-name="Standard" style:family="paragraph">
      <style:paragraph-properties fo:text-align="justify" fo:margin-left="0.4916in">
        <style:tab-stops/>
      </style:paragraph-properties>
      <style:text-properties fo:font-size="12pt" style:font-size-asian="12pt" style:font-size-complex="12pt"/>
    </style:style>
    <style:style style:name="P80" style:parent-style-name="Standard" style:family="paragraph">
      <style:paragraph-properties fo:text-align="justify" fo:margin-left="0.4916in">
        <style:tab-stops/>
      </style:paragraph-properties>
      <style:text-properties fo:font-size="12pt" style:font-size-asian="12pt" style:font-size-complex="12pt"/>
    </style:style>
    <style:style style:name="P81" style:parent-style-name="Überschrift2" style:family="paragraph">
      <style:paragraph-properties fo:text-indent="0.4916in"/>
    </style:style>
    <style:style style:name="P82" style:parent-style-name="Standard" style:family="paragraph">
      <style:paragraph-properties fo:text-align="justify" fo:margin-left="0.4916in">
        <style:tab-stops/>
      </style:paragraph-properties>
      <style:text-properties fo:font-size="12pt" style:font-size-asian="12pt" style:font-size-complex="12pt"/>
    </style:style>
    <style:style style:name="P83" style:parent-style-name="Standard" style:family="paragraph">
      <style:paragraph-properties fo:text-align="justify" fo:margin-left="0.4916in">
        <style:tab-stops/>
      </style:paragraph-properties>
      <style:text-properties fo:font-size="12pt" style:font-size-asian="12pt" style:font-size-complex="12pt"/>
    </style:style>
    <style:style style:name="P84" style:parent-style-name="Standard" style:family="paragraph">
      <style:paragraph-properties fo:text-align="justify" fo:margin-left="0.4916in">
        <style:tab-stops/>
      </style:paragraph-properties>
      <style:text-properties fo:font-size="12pt" style:font-size-asian="12pt" style:font-size-complex="12pt"/>
    </style:style>
    <style:style style:name="P85" style:parent-style-name="Überschrift2" style:family="paragraph">
      <style:paragraph-properties fo:text-indent="0.4916in"/>
      <style:text-properties fo:language="en" fo:country="US"/>
    </style:style>
    <style:style style:name="P86" style:parent-style-name="Standard" style:family="paragraph">
      <style:paragraph-properties fo:text-align="justify" fo:margin-left="0.4916in">
        <style:tab-stops/>
      </style:paragraph-properties>
    </style:style>
    <style:style style:name="T87" style:parent-style-name="Absatz-Standardschriftart" style:family="text">
      <style:text-properties fo:font-size="12pt" style:font-size-asian="12pt" style:font-size-complex="12pt"/>
    </style:style>
    <style:style style:name="T88" style:parent-style-name="Absatz-Standardschriftart" style:family="text">
      <style:text-properties style:font-name="Consolas" fo:font-style="italic" style:font-style-asian="italic" style:font-style-complex="italic" fo:font-size="12pt" style:font-size-asian="12pt" style:font-size-complex="12pt"/>
    </style:style>
    <style:style style:name="T89" style:parent-style-name="Absatz-Standardschriftart" style:family="text">
      <style:text-properties fo:font-size="12pt" style:font-size-asian="12pt" style:font-size-complex="12pt"/>
    </style:style>
    <style:style style:name="T90" style:parent-style-name="Absatz-Standardschriftart" style:family="text">
      <style:text-properties fo:font-size="12pt" style:font-size-asian="12pt" style:font-size-complex="12pt"/>
    </style:style>
    <style:style style:name="T91" style:parent-style-name="Absatz-Standardschriftart" style:family="text">
      <style:text-properties fo:font-size="12pt" style:font-size-asian="12pt" style:font-size-complex="12pt"/>
    </style:style>
    <style:style style:name="T92" style:parent-style-name="Absatz-Standardschriftart" style:family="text">
      <style:text-properties fo:font-size="12pt" style:font-size-asian="12pt" style:font-size-complex="12pt"/>
    </style:style>
    <style:style style:name="T93" style:parent-style-name="Absatz-Standardschriftart" style:family="text">
      <style:text-properties fo:font-size="12pt" style:font-size-asian="12pt" style:font-size-complex="12pt"/>
    </style:style>
    <style:style style:name="T94" style:parent-style-name="Absatz-Standardschriftart" style:family="text">
      <style:text-properties fo:font-size="12pt" style:font-size-asian="12pt" style:font-size-complex="12pt"/>
    </style:style>
    <style:style style:name="T95" style:parent-style-name="Absatz-Standardschriftart" style:family="text">
      <style:text-properties fo:font-size="12pt" style:font-size-asian="12pt" style:font-size-complex="12pt"/>
    </style:style>
    <style:style style:name="T96" style:parent-style-name="Absatz-Standardschriftart" style:family="text">
      <style:text-properties fo:font-size="12pt" style:font-size-asian="12pt" style:font-size-complex="12pt"/>
    </style:style>
    <style:style style:name="T97" style:parent-style-name="Absatz-Standardschriftart" style:family="text">
      <style:text-properties fo:font-size="12pt" style:font-size-asian="12pt" style:font-size-complex="12pt"/>
    </style:style>
    <style:style style:name="T98" style:parent-style-name="Absatz-Standardschriftart" style:family="text">
      <style:text-properties style:font-name="Consolas" fo:font-style="italic" style:font-style-asian="italic" style:font-style-complex="italic" fo:font-size="12pt" style:font-size-asian="12pt" style:font-size-complex="12pt"/>
    </style:style>
    <style:style style:name="T99" style:parent-style-name="Absatz-Standardschriftart" style:family="text">
      <style:text-properties style:font-name="Consolas" fo:font-style="italic" style:font-style-asian="italic" style:font-style-complex="italic" fo:font-size="12pt" style:font-size-asian="12pt" style:font-size-complex="12pt"/>
    </style:style>
    <style:style style:name="T100" style:parent-style-name="Absatz-Standardschriftart" style:family="text">
      <style:text-properties style:font-name="Consolas" fo:font-style="italic" style:font-style-asian="italic" style:font-style-complex="italic" fo:font-size="12pt" style:font-size-asian="12pt" style:font-size-complex="12pt"/>
    </style:style>
    <style:style style:name="T101" style:parent-style-name="Absatz-Standardschriftart" style:family="text">
      <style:text-properties fo:font-size="12pt" style:font-size-asian="12pt" style:font-size-complex="12pt"/>
    </style:style>
    <style:style style:name="T102" style:parent-style-name="Absatz-Standardschriftart" style:family="text">
      <style:text-properties fo:font-size="12pt" style:font-size-asian="12pt" style:font-size-complex="12pt"/>
    </style:style>
    <style:style style:name="T103" style:parent-style-name="Absatz-Standardschriftart" style:family="text">
      <style:text-properties style:font-name="Consolas" fo:font-style="italic" style:font-style-asian="italic" style:font-style-complex="italic" fo:font-size="12pt" style:font-size-asian="12pt" style:font-size-complex="12pt"/>
    </style:style>
    <style:style style:name="T104" style:parent-style-name="Absatz-Standardschriftart" style:family="text">
      <style:text-properties fo:font-size="12pt" style:font-size-asian="12pt" style:font-size-complex="12pt"/>
    </style:style>
    <style:style style:name="T105" style:parent-style-name="Absatz-Standardschriftart" style:family="text">
      <style:text-properties fo:font-size="12pt" style:font-size-asian="12pt" style:font-size-complex="12pt"/>
    </style:style>
    <style:style style:name="T106" style:parent-style-name="Absatz-Standardschriftart" style:family="text">
      <style:text-properties style:font-name="Consolas" fo:font-style="italic" style:font-style-asian="italic" style:font-style-complex="italic" fo:font-size="12pt" style:font-size-asian="12pt" style:font-size-complex="12pt"/>
    </style:style>
    <style:style style:name="T107" style:parent-style-name="Absatz-Standardschriftart" style:family="text">
      <style:text-properties fo:font-size="12pt" style:font-size-asian="12pt" style:font-size-complex="12pt"/>
    </style:style>
    <style:style style:name="T108" style:parent-style-name="Absatz-Standardschriftart" style:family="text">
      <style:text-properties style:font-name="Consolas" fo:font-style="italic" style:font-style-asian="italic" style:font-style-complex="italic" fo:font-size="12pt" style:font-size-asian="12pt" style:font-size-complex="12pt"/>
    </style:style>
    <style:style style:name="T109" style:parent-style-name="Absatz-Standardschriftart" style:family="text">
      <style:text-properties fo:font-size="12pt" style:font-size-asian="12pt" style:font-size-complex="12pt"/>
    </style:style>
    <style:style style:name="P110" style:parent-style-name="Standard" style:family="paragraph">
      <style:paragraph-properties fo:text-align="justify"/>
      <style:text-properties fo:font-size="12pt" style:font-size-asian="12pt" style:font-size-complex="12pt"/>
    </style:style>
    <style:style style:name="P111" style:parent-style-name="Überschrift2" style:family="paragraph">
      <style:paragraph-properties fo:text-indent="0.4916in"/>
    </style:style>
    <style:style style:name="P112" style:parent-style-name="Standard" style:family="paragraph">
      <style:paragraph-properties fo:text-align="justify" fo:margin-left="0.4916in">
        <style:tab-stops/>
      </style:paragraph-properties>
      <style:text-properties fo:font-size="12pt" style:font-size-asian="12pt" style:font-size-complex="12pt"/>
    </style:style>
    <style:style style:name="P113" style:parent-style-name="Standard" style:family="paragraph">
      <style:paragraph-properties fo:text-align="justify" fo:margin-left="0.4916in">
        <style:tab-stops/>
      </style:paragraph-properties>
      <style:text-properties fo:font-size="12pt" style:font-size-asian="12pt" style:font-size-complex="12pt"/>
    </style:style>
    <style:style style:name="P114" style:parent-style-name="Überschrift2" style:family="paragraph">
      <style:paragraph-properties fo:text-indent="0.4916in"/>
    </style:style>
    <style:style style:name="P115" style:parent-style-name="Standard" style:family="paragraph">
      <style:paragraph-properties fo:text-align="justify" fo:margin-left="0.4916in">
        <style:tab-stops/>
      </style:paragraph-properties>
      <style:text-properties fo:font-size="12pt" style:font-size-asian="12pt" style:font-size-complex="12pt"/>
    </style:style>
    <style:style style:name="P116" style:parent-style-name="Standard" style:family="paragraph">
      <style:paragraph-properties fo:text-align="justify" fo:margin-left="0.4916in">
        <style:tab-stops/>
      </style:paragraph-properties>
    </style:style>
    <style:style style:name="P117" style:parent-style-name="Standard" style:family="paragraph">
      <style:paragraph-properties fo:break-before="page"/>
      <style:text-properties fo:hyphenate="true"/>
    </style:style>
    <style:style style:name="P118" style:parent-style-name="Überschrift2" style:family="paragraph">
      <style:paragraph-properties fo:text-indent="0.4916in"/>
    </style:style>
    <style:style style:name="P119" style:parent-style-name="Standard" style:family="paragraph">
      <style:paragraph-properties fo:text-align="justify" fo:margin-left="0.4916in">
        <style:tab-stops/>
      </style:paragraph-properties>
      <style:text-properties fo:font-size="12pt" style:font-size-asian="12pt" style:font-size-complex="12pt"/>
    </style:style>
    <style:style style:name="P120" style:parent-style-name="Überschrift2" style:family="paragraph">
      <style:paragraph-properties fo:text-indent="0.4916in"/>
    </style:style>
    <style:style style:name="P121" style:parent-style-name="Standard" style:family="paragraph">
      <style:paragraph-properties fo:text-align="justify" fo:margin-left="0.4916in">
        <style:tab-stops/>
      </style:paragraph-properties>
      <style:text-properties fo:font-size="12pt" style:font-size-asian="12pt" style:font-size-complex="12pt"/>
    </style:style>
    <style:style style:name="P122" style:parent-style-name="Standard" style:family="paragraph">
      <style:paragraph-properties fo:text-align="justify" fo:margin-left="0.4916in">
        <style:tab-stops/>
      </style:paragraph-properties>
      <style:text-properties fo:font-size="12pt" style:font-size-asian="12pt" style:font-size-complex="12pt"/>
    </style:style>
    <style:style style:name="P123" style:parent-style-name="Standard" style:family="paragraph">
      <style:paragraph-properties fo:text-align="justify" fo:margin-left="0.4916in">
        <style:tab-stops/>
      </style:paragraph-properties>
    </style:style>
    <style:style style:name="T124" style:parent-style-name="Absatz-Standardschriftart" style:family="text">
      <style:text-properties fo:font-size="12pt" style:font-size-asian="12pt" style:font-size-complex="12pt"/>
    </style:style>
    <style:style style:name="T125" style:parent-style-name="Absatz-Standardschriftart" style:family="text">
      <style:text-properties style:font-name="Consolas" fo:font-style="italic" style:font-style-asian="italic" style:font-style-complex="italic" fo:font-size="12pt" style:font-size-asian="12pt" style:font-size-complex="12pt"/>
    </style:style>
    <style:style style:name="T126" style:parent-style-name="Absatz-Standardschriftart" style:family="text">
      <style:text-properties fo:font-size="12pt" style:font-size-asian="12pt" style:font-size-complex="12pt"/>
    </style:style>
    <style:style style:name="T127" style:parent-style-name="Absatz-Standardschriftart" style:family="text">
      <style:text-properties fo:font-size="12pt" style:font-size-asian="12pt" style:font-size-complex="12pt"/>
    </style:style>
    <style:style style:name="T128" style:parent-style-name="Absatz-Standardschriftart" style:family="text">
      <style:text-properties fo:font-size="12pt" style:font-size-asian="12pt" style:font-size-complex="12pt"/>
    </style:style>
    <style:style style:name="T129" style:parent-style-name="Absatz-Standardschriftart" style:family="text">
      <style:text-properties fo:font-size="12pt" style:font-size-asian="12pt" style:font-size-complex="12pt"/>
    </style:style>
    <style:style style:name="P130" style:parent-style-name="Überschrift2" style:family="paragraph">
      <style:paragraph-properties fo:text-indent="0.4916in"/>
    </style:style>
    <style:style style:name="P131" style:parent-style-name="Standard" style:family="paragraph">
      <style:paragraph-properties fo:text-align="justify" fo:margin-left="0.4916in">
        <style:tab-stops/>
      </style:paragraph-properties>
      <style:text-properties fo:font-size="12pt" style:font-size-asian="12pt" style:font-size-complex="12pt"/>
    </style:style>
    <style:style style:name="P132" style:parent-style-name="Standard" style:family="paragraph">
      <style:paragraph-properties fo:text-align="justify" fo:margin-left="0.4916in">
        <style:tab-stops/>
      </style:paragraph-properties>
      <style:text-properties fo:font-size="12pt" style:font-size-asian="12pt" style:font-size-complex="12pt"/>
    </style:style>
    <style:style style:name="P133" style:parent-style-name="Standard" style:family="paragraph">
      <style:paragraph-properties fo:text-align="justify" fo:margin-left="0.4916in">
        <style:tab-stops/>
      </style:paragraph-properties>
      <style:text-properties fo:font-size="12pt" style:font-size-asian="12pt" style:font-size-complex="12pt"/>
    </style:style>
    <style:style style:name="P134" style:parent-style-name="Standard" style:family="paragraph">
      <style:paragraph-properties fo:text-align="justify" fo:margin-left="0.4916in">
        <style:tab-stops/>
      </style:paragraph-properties>
    </style:style>
    <style:style style:name="T135" style:parent-style-name="Absatz-Standardschriftart" style:family="text">
      <style:text-properties fo:font-size="12pt" style:font-size-asian="12pt" style:font-size-complex="12pt"/>
    </style:style>
    <style:style style:name="T136" style:parent-style-name="Absatz-Standardschriftart" style:family="text">
      <style:text-properties style:font-name="Consolas" fo:font-style="italic" style:font-style-asian="italic" style:font-style-complex="italic" fo:font-size="12pt" style:font-size-asian="12pt" style:font-size-complex="12pt"/>
    </style:style>
    <style:style style:name="T137" style:parent-style-name="Absatz-Standardschriftart" style:family="text">
      <style:text-properties fo:font-size="12pt" style:font-size-asian="12pt" style:font-size-complex="12pt"/>
    </style:style>
    <style:style style:name="P138" style:parent-style-name="Standard" style:family="paragraph">
      <style:paragraph-properties fo:text-align="justify" fo:margin-left="0.4916in">
        <style:tab-stops/>
      </style:paragraph-properties>
    </style:style>
    <style:style style:name="T139" style:parent-style-name="Absatz-Standardschriftart" style:family="text">
      <style:text-properties fo:font-size="12pt" style:font-size-asian="12pt" style:font-size-complex="12pt"/>
    </style:style>
    <style:style style:name="T140" style:parent-style-name="Absatz-Standardschriftart" style:family="text">
      <style:text-properties fo:font-size="12pt" style:font-size-asian="12pt" style:font-size-complex="12pt"/>
    </style:style>
    <style:style style:name="T141" style:parent-style-name="Absatz-Standardschriftart" style:family="text">
      <style:text-properties style:font-name="Consolas" fo:font-style="italic" style:font-style-asian="italic" style:font-style-complex="italic" fo:font-size="12pt" style:font-size-asian="12pt" style:font-size-complex="12pt"/>
    </style:style>
    <style:style style:name="T142" style:parent-style-name="Absatz-Standardschriftart" style:family="text">
      <style:text-properties fo:font-size="12pt" style:font-size-asian="12pt" style:font-size-complex="12pt"/>
    </style:style>
    <style:style style:name="T143" style:parent-style-name="Absatz-Standardschriftart" style:family="text">
      <style:text-properties style:font-name="Consolas" fo:font-style="italic" style:font-style-asian="italic" style:font-style-complex="italic" fo:font-size="12pt" style:font-size-asian="12pt" style:font-size-complex="12pt"/>
    </style:style>
    <style:style style:name="T144" style:parent-style-name="Absatz-Standardschriftart" style:family="text">
      <style:text-properties fo:font-size="12pt" style:font-size-asian="12pt" style:font-size-complex="12pt"/>
    </style:style>
    <style:style style:name="T145" style:parent-style-name="Absatz-Standardschriftart" style:family="text">
      <style:text-properties style:font-name="Consolas" fo:font-style="italic" style:font-style-asian="italic" style:font-style-complex="italic" fo:font-size="12pt" style:font-size-asian="12pt" style:font-size-complex="12pt"/>
    </style:style>
    <style:style style:name="T146" style:parent-style-name="Absatz-Standardschriftart" style:family="text">
      <style:text-properties fo:font-size="12pt" style:font-size-asian="12pt" style:font-size-complex="12pt"/>
    </style:style>
    <style:style style:name="P147" style:parent-style-name="Standard" style:family="paragraph">
      <style:paragraph-properties fo:break-before="page" fo:text-align="justify"/>
    </style:style>
    <style:style style:name="P148" style:parent-style-name="Überschrift2" style:family="paragraph">
      <style:paragraph-properties fo:text-align="justify"/>
    </style:style>
    <style:style style:name="P149" style:parent-style-name="Überschrift2" style:family="paragraph">
      <style:paragraph-properties fo:text-align="justify"/>
    </style:style>
    <style:style style:name="P150" style:parent-style-name="Überschrift2" style:family="paragraph">
      <style:paragraph-properties fo:text-align="justify"/>
    </style:style>
    <style:style style:name="P151" style:parent-style-name="Überschrift2" style:family="paragraph">
      <style:paragraph-properties fo:text-align="justify"/>
    </style:style>
    <style:style style:name="P152" style:parent-style-name="Überschrift2" style:family="paragraph">
      <style:paragraph-properties fo:text-align="justify"/>
    </style:style>
    <style:style style:name="P153" style:parent-style-name="Überschrift2" style:family="paragraph">
      <style:paragraph-properties fo:text-align="justify"/>
    </style:style>
    <style:style style:name="P154" style:parent-style-name="Überschrift2" style:family="paragraph">
      <style:paragraph-properties fo:text-align="justify"/>
    </style:style>
    <style:style style:name="P155" style:parent-style-name="Standard" style:family="paragraph">
      <style:paragraph-properties fo:text-align="justify"/>
    </style:style>
    <style:style style:name="P156" style:parent-style-name="Standard" style:family="paragraph">
      <style:paragraph-properties fo:text-align="justify"/>
      <style:text-properties fo:hyphenate="true"/>
    </style:style>
    <style:style style:name="P157" style:parent-style-name="Standard" style:family="paragraph">
      <style:paragraph-properties fo:text-align="justify"/>
      <style:text-properties fo:hyphenate="true"/>
    </style:style>
    <style:style style:name="P158" style:parent-style-name="Standard" style:family="paragraph">
      <style:paragraph-properties fo:text-align="justify"/>
      <style:text-properties fo:hyphenate="true"/>
    </style:style>
    <style:style style:name="P159" style:parent-style-name="Standard" style:family="paragraph">
      <style:paragraph-properties fo:text-align="justify"/>
      <style:text-properties fo:hyphenate="true"/>
    </style:style>
    <style:style style:name="P160" style:parent-style-name="Standard" style:family="paragraph">
      <style:paragraph-properties fo:text-align="justify"/>
      <style:text-properties fo:hyphenate="true"/>
    </style:style>
    <style:style style:name="P161" style:parent-style-name="Standard" style:family="paragraph">
      <style:paragraph-properties fo:text-align="justify"/>
      <style:text-properties fo:hyphenate="true"/>
    </style:style>
    <style:style style:name="P162" style:parent-style-name="Standard" style:family="paragraph">
      <style:paragraph-properties fo:text-align="justify"/>
      <style:text-properties fo:hyphenate="true"/>
    </style:style>
    <style:style style:name="P163" style:parent-style-name="Standard" style:family="paragraph">
      <style:paragraph-properties fo:text-align="justify"/>
      <style:text-properties fo:hyphenate="true"/>
    </style:style>
    <style:style style:name="P164" style:parent-style-name="Standard" style:family="paragraph">
      <style:paragraph-properties fo:text-align="justify"/>
      <style:text-properties fo:hyphenate="true"/>
    </style:style>
    <style:style style:name="P165" style:parent-style-name="Überschrift2" style:family="paragraph">
      <style:paragraph-properties fo:text-indent="0.4916in"/>
    </style:style>
    <style:style style:name="P166" style:parent-style-name="Standard" style:family="paragraph">
      <style:paragraph-properties fo:text-align="justify" fo:margin-left="0.4916in">
        <style:tab-stops/>
      </style:paragraph-properties>
    </style:style>
    <style:style style:name="T167" style:parent-style-name="Absatz-Standardschriftart" style:family="text">
      <style:text-properties fo:font-size="12pt" style:font-size-asian="12pt" style:font-size-complex="12pt"/>
    </style:style>
    <style:style style:name="T168" style:parent-style-name="Absatz-Standardschriftart" style:family="text">
      <style:text-properties style:font-name="Consolas" fo:font-style="italic" style:font-style-asian="italic" style:font-style-complex="italic" fo:font-size="12pt" style:font-size-asian="12pt" style:font-size-complex="12pt"/>
    </style:style>
    <style:style style:name="T169" style:parent-style-name="Absatz-Standardschriftart" style:family="text">
      <style:text-properties fo:font-size="12pt" style:font-size-asian="12pt" style:font-size-complex="12pt"/>
    </style:style>
    <style:style style:name="P170" style:parent-style-name="Standard" style:family="paragraph">
      <style:paragraph-properties fo:text-align="justify" fo:margin-left="0.4916in">
        <style:tab-stops/>
      </style:paragraph-properties>
    </style:style>
    <style:style style:name="T171" style:parent-style-name="Absatz-Standardschriftart" style:family="text">
      <style:text-properties fo:font-size="12pt" style:font-size-asian="12pt" style:font-size-complex="12pt"/>
    </style:style>
    <style:style style:name="T172" style:parent-style-name="Absatz-Standardschriftart" style:family="text">
      <style:text-properties style:font-name="Consolas" fo:font-style="italic" style:font-style-asian="italic" style:font-style-complex="italic" fo:font-size="12pt" style:font-size-asian="12pt" style:font-size-complex="12pt"/>
    </style:style>
    <style:style style:name="T173" style:parent-style-name="Absatz-Standardschriftart" style:family="text">
      <style:text-properties fo:font-size="12pt" style:font-size-asian="12pt" style:font-size-complex="12pt"/>
    </style:style>
    <style:style style:name="P174" style:parent-style-name="Standard" style:family="paragraph">
      <style:paragraph-properties fo:text-align="justify" fo:margin-left="0.4916in">
        <style:tab-stops/>
      </style:paragraph-properties>
      <style:text-properties fo:font-size="12pt" style:font-size-asian="12pt" style:font-size-complex="12pt"/>
    </style:style>
    <style:style style:name="P175" style:parent-style-name="Standard" style:family="paragraph">
      <style:paragraph-properties fo:text-align="justify" fo:margin-left="0.4916in">
        <style:tab-stops/>
      </style:paragraph-properties>
    </style:style>
    <style:style style:name="T176" style:parent-style-name="Absatz-Standardschriftart" style:family="text">
      <style:text-properties fo:font-size="12pt" style:font-size-asian="12pt" style:font-size-complex="12pt"/>
    </style:style>
    <style:style style:name="P177" style:parent-style-name="Standard" style:family="paragraph">
      <style:text-properties fo:hyphenate="true"/>
    </style:style>
    <style:style style:name="P178" style:parent-style-name="Überschrift1" style:family="paragraph">
      <style:paragraph-properties fo:break-before="page"/>
    </style:style>
    <style:style style:name="P179" style:parent-style-name="Überschrift2" style:family="paragraph">
      <style:paragraph-properties fo:text-indent="0.4916in"/>
      <style:text-properties fo:language="en" fo:country="US"/>
    </style:style>
    <style:style style:name="P180" style:parent-style-name="Standard" style:family="paragraph">
      <style:paragraph-properties fo:text-align="justify" fo:margin-left="0.4916in">
        <style:tab-stops/>
      </style:paragraph-properties>
      <style:text-properties fo:font-size="12pt" style:font-size-asian="12pt" style:font-size-complex="12pt"/>
    </style:style>
    <style:style style:name="P181" style:parent-style-name="Standard" style:family="paragraph">
      <style:paragraph-properties fo:text-align="justify" fo:margin-left="0.4916in">
        <style:tab-stops/>
      </style:paragraph-properties>
    </style:style>
    <style:style style:name="T182" style:parent-style-name="Absatz-Standardschriftart" style:family="text">
      <style:text-properties fo:font-weight="bold" style:font-weight-asian="bold" style:font-weight-complex="bold" fo:font-size="12pt" style:font-size-asian="12pt" style:font-size-complex="12pt"/>
    </style:style>
    <style:style style:name="T183" style:parent-style-name="Absatz-Standardschriftart" style:family="text">
      <style:text-properties fo:font-size="12pt" style:font-size-asian="12pt" style:font-size-complex="12pt"/>
    </style:style>
    <style:style style:name="P184" style:parent-style-name="Standard" style:family="paragraph">
      <style:paragraph-properties fo:text-align="justify" fo:margin-left="0.4916in">
        <style:tab-stops/>
      </style:paragraph-properties>
    </style:style>
    <style:style style:name="T185" style:parent-style-name="Absatz-Standardschriftart" style:family="text">
      <style:text-properties fo:font-weight="bold" style:font-weight-asian="bold" style:font-weight-complex="bold" fo:font-size="12pt" style:font-size-asian="12pt" style:font-size-complex="12pt"/>
    </style:style>
    <style:style style:name="T186" style:parent-style-name="Absatz-Standardschriftart" style:family="text">
      <style:text-properties fo:font-size="12pt" style:font-size-asian="12pt" style:font-size-complex="12pt"/>
    </style:style>
    <style:style style:name="P187" style:parent-style-name="Standard" style:family="paragraph">
      <style:paragraph-properties fo:text-align="justify" fo:margin-left="0.4916in">
        <style:tab-stops/>
      </style:paragraph-properties>
    </style:style>
    <style:style style:name="T188" style:parent-style-name="Absatz-Standardschriftart" style:family="text">
      <style:text-properties fo:font-weight="bold" style:font-weight-asian="bold" style:font-weight-complex="bold" fo:font-size="12pt" style:font-size-asian="12pt" style:font-size-complex="12pt"/>
    </style:style>
    <style:style style:name="T189" style:parent-style-name="Absatz-Standardschriftart" style:family="text">
      <style:text-properties fo:font-size="12pt" style:font-size-asian="12pt" style:font-size-complex="12pt"/>
    </style:style>
    <style:style style:name="T190" style:parent-style-name="Absatz-Standardschriftart" style:family="text">
      <style:text-properties fo:font-size="12pt" style:font-size-asian="12pt" style:font-size-complex="12pt"/>
    </style:style>
    <style:style style:name="T191" style:parent-style-name="Absatz-Standardschriftart" style:family="text">
      <style:text-properties fo:font-size="12pt" style:font-size-asian="12pt" style:font-size-complex="12pt"/>
    </style:style>
    <style:style style:name="P192" style:parent-style-name="Überschrift2" style:family="paragraph">
      <style:paragraph-properties fo:text-indent="0.4916in"/>
    </style:style>
    <style:style style:name="P193" style:parent-style-name="Standard" style:family="paragraph">
      <style:paragraph-properties fo:text-align="justify" fo:margin-left="0.4916in">
        <style:tab-stops/>
      </style:paragraph-properties>
      <style:text-properties fo:font-size="12pt" style:font-size-asian="12pt" style:font-size-complex="12pt"/>
    </style:style>
    <style:style style:name="P194" style:parent-style-name="Standard" style:family="paragraph">
      <style:paragraph-properties fo:text-align="justify" fo:margin-left="0.4916in">
        <style:tab-stops/>
      </style:paragraph-properties>
      <style:text-properties fo:font-size="12pt" style:font-size-asian="12pt" style:font-size-complex="12pt"/>
    </style:style>
    <style:style style:name="P195" style:parent-style-name="Standard" style:family="paragraph">
      <style:paragraph-properties fo:text-align="justify" fo:margin-left="0.4916in">
        <style:tab-stops/>
      </style:paragraph-properties>
    </style:style>
    <style:style style:name="T196" style:parent-style-name="Absatz-Standardschriftart" style:family="text">
      <style:text-properties fo:font-weight="bold" style:font-weight-asian="bold" fo:font-size="12pt" style:font-size-asian="12pt" style:font-size-complex="12pt"/>
    </style:style>
    <style:style style:name="T197" style:parent-style-name="Absatz-Standardschriftart" style:family="text">
      <style:text-properties fo:font-size="12pt" style:font-size-asian="12pt" style:font-size-complex="12pt"/>
    </style:style>
    <style:style style:name="T198" style:parent-style-name="Absatz-Standardschriftart" style:family="text">
      <style:text-properties style:font-name="Consolas" fo:font-style="italic" style:font-style-asian="italic" style:font-style-complex="italic" fo:font-size="12pt" style:font-size-asian="12pt" style:font-size-complex="12pt"/>
    </style:style>
    <style:style style:name="T199" style:parent-style-name="Absatz-Standardschriftart" style:family="text">
      <style:text-properties fo:font-size="12pt" style:font-size-asian="12pt" style:font-size-complex="12pt"/>
    </style:style>
    <style:style style:name="P200" style:parent-style-name="Standard" style:family="paragraph">
      <style:paragraph-properties fo:text-align="justify" fo:margin-left="0.4916in">
        <style:tab-stops/>
      </style:paragraph-properties>
    </style:style>
    <style:style style:name="T201" style:parent-style-name="Absatz-Standardschriftart" style:family="text">
      <style:text-properties fo:font-weight="bold" style:font-weight-asian="bold" fo:font-size="12pt" style:font-size-asian="12pt" style:font-size-complex="12pt"/>
    </style:style>
    <style:style style:name="T202" style:parent-style-name="Absatz-Standardschriftart" style:family="text">
      <style:text-properties fo:font-size="12pt" style:font-size-asian="12pt" style:font-size-complex="12pt"/>
    </style:style>
    <style:style style:name="T203" style:parent-style-name="Absatz-Standardschriftart" style:family="text">
      <style:text-properties style:font-name="Consolas" fo:font-style="italic" style:font-style-asian="italic" style:font-style-complex="italic" fo:font-size="12pt" style:font-size-asian="12pt" style:font-size-complex="12pt"/>
    </style:style>
    <style:style style:name="T204" style:parent-style-name="Absatz-Standardschriftart" style:family="text">
      <style:text-properties fo:font-size="12pt" style:font-size-asian="12pt" style:font-size-complex="12pt"/>
    </style:style>
    <style:style style:name="P205" style:parent-style-name="Standard" style:family="paragraph">
      <style:paragraph-properties fo:text-align="justify" fo:margin-left="0.4916in">
        <style:tab-stops/>
      </style:paragraph-properties>
    </style:style>
    <style:style style:name="T206" style:parent-style-name="Absatz-Standardschriftart" style:family="text">
      <style:text-properties fo:font-weight="bold" style:font-weight-asian="bold" fo:font-size="12pt" style:font-size-asian="12pt" style:font-size-complex="12pt"/>
    </style:style>
    <style:style style:name="T207" style:parent-style-name="Absatz-Standardschriftart" style:family="text">
      <style:text-properties fo:font-size="12pt" style:font-size-asian="12pt" style:font-size-complex="12pt"/>
    </style:style>
    <style:style style:name="T208" style:parent-style-name="Absatz-Standardschriftart" style:family="text">
      <style:text-properties style:font-name="Consolas" fo:font-style="italic" style:font-style-asian="italic" style:font-style-complex="italic" fo:font-size="12pt" style:font-size-asian="12pt" style:font-size-complex="12pt"/>
    </style:style>
    <style:style style:name="T209" style:parent-style-name="Absatz-Standardschriftart" style:family="text">
      <style:text-properties fo:font-size="12pt" style:font-size-asian="12pt" style:font-size-complex="12pt"/>
    </style:style>
    <style:style style:name="P210" style:parent-style-name="Standard" style:family="paragraph">
      <style:paragraph-properties fo:text-align="justify" fo:margin-left="0.4916in">
        <style:tab-stops/>
      </style:paragraph-properties>
    </style:style>
    <style:style style:name="T211" style:parent-style-name="Absatz-Standardschriftart" style:family="text">
      <style:text-properties fo:font-weight="bold" style:font-weight-asian="bold" fo:font-size="12pt" style:font-size-asian="12pt" style:font-size-complex="12pt"/>
    </style:style>
    <style:style style:name="T212" style:parent-style-name="Absatz-Standardschriftart" style:family="text">
      <style:text-properties fo:font-size="12pt" style:font-size-asian="12pt" style:font-size-complex="12pt"/>
    </style:style>
    <style:style style:name="T213" style:parent-style-name="Absatz-Standardschriftart" style:family="text">
      <style:text-properties style:font-name="Consolas" fo:font-style="italic" style:font-style-asian="italic" style:font-style-complex="italic" fo:font-size="12pt" style:font-size-asian="12pt" style:font-size-complex="12pt"/>
    </style:style>
    <style:style style:name="T214" style:parent-style-name="Absatz-Standardschriftart" style:family="text">
      <style:text-properties fo:font-size="12pt" style:font-size-asian="12pt" style:font-size-complex="12pt"/>
    </style:style>
    <style:style style:name="P215" style:parent-style-name="Standard" style:family="paragraph">
      <style:paragraph-properties fo:text-align="justify" fo:margin-left="0.4916in">
        <style:tab-stops/>
      </style:paragraph-properties>
      <style:text-properties fo:font-size="12pt" style:font-size-asian="12pt" style:font-size-complex="12pt"/>
    </style:style>
    <style:style style:name="P216" style:parent-style-name="Standard" style:family="paragraph">
      <style:text-properties fo:hyphenate="true"/>
    </style:style>
    <style:style style:name="P217" style:parent-style-name="Überschrift2" style:family="paragraph">
      <style:paragraph-properties fo:text-indent="0.4916in"/>
    </style:style>
    <style:style style:name="P218" style:parent-style-name="Standard" style:family="paragraph">
      <style:paragraph-properties fo:margin-left="0.4916in">
        <style:tab-stops/>
      </style:paragraph-properties>
      <style:text-properties fo:font-size="12pt" style:font-size-asian="12pt" style:font-size-complex="12pt"/>
    </style:style>
    <style:style style:name="P219" style:parent-style-name="Überschrift2" style:family="paragraph">
      <style:paragraph-properties fo:text-indent="0.4916in"/>
    </style:style>
    <style:style style:name="P220" style:parent-style-name="Standard" style:family="paragraph">
      <style:paragraph-properties fo:text-align="justify" fo:margin-left="0.4916in">
        <style:tab-stops/>
      </style:paragraph-properties>
      <style:text-properties fo:font-size="12pt" style:font-size-asian="12pt" style:font-size-complex="12pt"/>
    </style:style>
    <style:style style:name="P221" style:parent-style-name="Überschrift2" style:family="paragraph">
      <style:paragraph-properties fo:text-indent="0.4916in"/>
    </style:style>
    <style:style style:name="P222" style:parent-style-name="Standard" style:family="paragraph">
      <style:paragraph-properties fo:text-align="justify" fo:margin-left="0.4916in">
        <style:tab-stops/>
      </style:paragraph-properties>
    </style:style>
    <style:style style:name="T223" style:parent-style-name="Absatz-Standardschriftart" style:family="text">
      <style:text-properties fo:font-size="12pt" style:font-size-asian="12pt" style:font-size-complex="12pt"/>
    </style:style>
    <style:style style:name="T224" style:parent-style-name="Absatz-Standardschriftart" style:family="text">
      <style:text-properties style:font-name="Consolas" fo:font-style="italic" style:font-style-asian="italic" style:font-style-complex="italic" fo:font-size="12pt" style:font-size-asian="12pt" style:font-size-complex="12pt"/>
    </style:style>
    <style:style style:name="T225" style:parent-style-name="Absatz-Standardschriftart" style:family="text">
      <style:text-properties style:font-name="Consolas" fo:font-style="italic" style:font-style-asian="italic" style:font-style-complex="italic" fo:font-size="12pt" style:font-size-asian="12pt" style:font-size-complex="12pt"/>
    </style:style>
    <style:style style:name="T226" style:parent-style-name="Absatz-Standardschriftart" style:family="text">
      <style:text-properties fo:font-size="12pt" style:font-size-asian="12pt" style:font-size-complex="12pt"/>
    </style:style>
    <style:style style:name="T227" style:parent-style-name="Absatz-Standardschriftart" style:family="text">
      <style:text-properties fo:font-size="12pt" style:font-size-asian="12pt" style:font-size-complex="12pt"/>
    </style:style>
    <style:style style:name="P228" style:parent-style-name="Standard" style:family="paragraph">
      <style:paragraph-properties fo:text-align="justify" fo:margin-left="0.4916in">
        <style:tab-stops/>
      </style:paragraph-properties>
    </style:style>
    <style:style style:name="T229" style:parent-style-name="Absatz-Standardschriftart" style:family="text">
      <style:text-properties fo:font-size="12pt" style:font-size-asian="12pt" style:font-size-complex="12pt"/>
    </style:style>
    <style:style style:name="T230" style:parent-style-name="Absatz-Standardschriftart" style:family="text">
      <style:text-properties style:font-name="Consolas" fo:font-style="italic" style:font-style-asian="italic" style:font-style-complex="italic" fo:font-size="12pt" style:font-size-asian="12pt" style:font-size-complex="12pt"/>
    </style:style>
    <style:style style:name="T231" style:parent-style-name="Absatz-Standardschriftart" style:family="text">
      <style:text-properties style:font-name="Consolas" fo:font-style="italic" style:font-style-asian="italic" style:font-style-complex="italic" fo:font-size="12pt" style:font-size-asian="12pt" style:font-size-complex="12pt"/>
    </style:style>
    <style:style style:name="T232" style:parent-style-name="Absatz-Standardschriftart" style:family="text">
      <style:text-properties style:font-name="Consolas" fo:font-style="italic" style:font-style-asian="italic" style:font-style-complex="italic" fo:font-size="12pt" style:font-size-asian="12pt" style:font-size-complex="12pt"/>
    </style:style>
    <style:style style:name="T233" style:parent-style-name="Absatz-Standardschriftart" style:family="text">
      <style:text-properties fo:font-size="12pt" style:font-size-asian="12pt" style:font-size-complex="12pt"/>
    </style:style>
    <style:style style:name="T234" style:parent-style-name="Absatz-Standardschriftart" style:family="text">
      <style:text-properties fo:font-size="12pt" style:font-size-asian="12pt" style:font-size-complex="12pt"/>
    </style:style>
    <style:style style:name="T235" style:parent-style-name="Absatz-Standardschriftart" style:family="text">
      <style:text-properties fo:font-size="12pt" style:font-size-asian="12pt" style:font-size-complex="12pt"/>
    </style:style>
    <style:style style:name="P236" style:parent-style-name="Überschrift1" style:family="paragraph">
      <style:paragraph-properties fo:break-before="page"/>
    </style:style>
    <style:style style:name="P237" style:parent-style-name="Standard" style:family="paragraph">
      <style:paragraph-properties fo:text-align="justify" fo:margin-left="0.4916in">
        <style:tab-stops/>
      </style:paragraph-properties>
    </style:style>
    <style:style style:name="T238" style:parent-style-name="Absatz-Standardschriftart" style:family="text">
      <style:text-properties fo:font-size="12pt" style:font-size-asian="12pt" style:font-size-complex="12pt"/>
    </style:style>
    <style:style style:name="T239" style:parent-style-name="Absatz-Standardschriftart" style:family="text">
      <style:text-properties style:font-name="Consolas" fo:font-style="italic" style:font-style-asian="italic" style:font-style-complex="italic" fo:font-size="12pt" style:font-size-asian="12pt" style:font-size-complex="12pt"/>
    </style:style>
    <style:style style:name="T240" style:parent-style-name="Absatz-Standardschriftart" style:family="text">
      <style:text-properties fo:font-size="12pt" style:font-size-asian="12pt" style:font-size-complex="12pt"/>
    </style:style>
    <style:style style:name="P241" style:parent-style-name="Standard" style:family="paragraph">
      <style:paragraph-properties fo:text-align="justify" fo:margin-left="0.4916in">
        <style:tab-stops/>
      </style:paragraph-properties>
    </style:style>
    <style:style style:name="T242" style:parent-style-name="Absatz-Standardschriftart" style:family="text">
      <style:text-properties fo:font-size="12pt" style:font-size-asian="12pt" style:font-size-complex="12pt"/>
    </style:style>
    <style:style style:name="T243" style:parent-style-name="Absatz-Standardschriftart" style:family="text">
      <style:text-properties style:font-name="Consolas" fo:font-style="italic" style:font-style-asian="italic" style:font-style-complex="italic" fo:font-size="12pt" style:font-size-asian="12pt" style:font-size-complex="12pt"/>
    </style:style>
    <style:style style:name="T244" style:parent-style-name="Absatz-Standardschriftart" style:family="text">
      <style:text-properties fo:font-size="12pt" style:font-size-asian="12pt" style:font-size-complex="12pt"/>
    </style:style>
    <style:style style:name="P245" style:parent-style-name="Standard" style:family="paragraph">
      <style:paragraph-properties fo:text-align="justify" fo:margin-left="0.4916in">
        <style:tab-stops/>
      </style:paragraph-properties>
    </style:style>
    <style:style style:name="T246" style:parent-style-name="Absatz-Standardschriftart" style:family="text">
      <style:text-properties fo:font-size="12pt" style:font-size-asian="12pt" style:font-size-complex="12pt"/>
    </style:style>
    <style:style style:name="T247" style:parent-style-name="Absatz-Standardschriftart" style:family="text">
      <style:text-properties style:font-name="Consolas" fo:font-style="italic" style:font-style-asian="italic" style:font-style-complex="italic" fo:font-size="12pt" style:font-size-asian="12pt" style:font-size-complex="12pt"/>
    </style:style>
    <style:style style:name="T248" style:parent-style-name="Absatz-Standardschriftart" style:family="text">
      <style:text-properties fo:font-size="12pt" style:font-size-asian="12pt" style:font-size-complex="12pt"/>
    </style:style>
    <style:style style:name="T249" style:parent-style-name="Absatz-Standardschriftart" style:family="text">
      <style:text-properties style:font-name="Consolas" fo:font-style="italic" style:font-style-asian="italic" style:font-style-complex="italic" fo:font-size="12pt" style:font-size-asian="12pt" style:font-size-complex="12pt"/>
    </style:style>
    <style:style style:name="T250" style:parent-style-name="Absatz-Standardschriftart" style:family="text">
      <style:text-properties fo:font-size="12pt" style:font-size-asian="12pt" style:font-size-complex="12pt"/>
    </style:style>
    <style:style style:name="P251" style:parent-style-name="Standard" style:family="paragraph">
      <style:paragraph-properties fo:text-align="justify" fo:margin-left="0.4916in">
        <style:tab-stops/>
      </style:paragraph-properties>
      <style:text-properties fo:font-size="12pt" style:font-size-asian="12pt" style:font-size-complex="12pt"/>
    </style:style>
    <style:style style:name="P252" style:parent-style-name="Standard" style:family="paragraph">
      <style:paragraph-properties fo:text-align="justify" fo:margin-left="0.4916in">
        <style:tab-stops/>
      </style:paragraph-properties>
    </style:style>
    <style:style style:name="P253" style:parent-style-name="Standard" style:family="paragraph">
      <style:paragraph-properties fo:text-align="justify" fo:margin-left="0.4916in">
        <style:tab-stops/>
      </style:paragraph-properties>
      <style:text-properties fo:font-size="12pt" style:font-size-asian="12pt" style:font-size-complex="12pt"/>
    </style:style>
    <style:style style:name="P254" style:parent-style-name="Standard" style:family="paragraph">
      <style:paragraph-properties fo:text-align="justify" fo:margin-left="0.4916in">
        <style:tab-stops/>
      </style:paragraph-properties>
      <style:text-properties fo:font-size="12pt" style:font-size-asian="12pt" style:font-size-complex="12pt"/>
    </style:style>
    <style:style style:name="P255" style:parent-style-name="Standard" style:family="paragraph">
      <style:paragraph-properties fo:text-align="justify" fo:margin-left="0.4916in">
        <style:tab-stops/>
      </style:paragraph-properties>
    </style:style>
    <style:style style:name="T256" style:parent-style-name="Absatz-Standardschriftart" style:family="text">
      <style:text-properties fo:font-size="12pt" style:font-size-asian="12pt" style:font-size-complex="12pt"/>
    </style:style>
    <style:style style:name="T257" style:parent-style-name="Absatz-Standardschriftart" style:family="text">
      <style:text-properties style:font-name="Consolas" fo:font-style="italic" style:font-style-asian="italic" style:font-style-complex="italic" fo:font-size="12pt" style:font-size-asian="12pt" style:font-size-complex="12pt"/>
    </style:style>
    <style:style style:name="T258" style:parent-style-name="Absatz-Standardschriftart" style:family="text">
      <style:text-properties style:font-name="Consolas" fo:font-size="12pt" style:font-size-asian="12pt" style:font-size-complex="12pt"/>
    </style:style>
    <style:style style:name="T259" style:parent-style-name="Absatz-Standardschriftart" style:family="text">
      <style:text-properties fo:font-size="12pt" style:font-size-asian="12pt" style:font-size-complex="12pt"/>
    </style:style>
    <style:style style:name="P260" style:parent-style-name="Standard" style:family="paragraph">
      <style:paragraph-properties fo:text-align="justify" fo:margin-left="0.4916in">
        <style:tab-stops/>
      </style:paragraph-properties>
    </style:style>
    <style:style style:name="T261" style:parent-style-name="Absatz-Standardschriftart" style:family="text">
      <style:text-properties fo:font-size="12pt" style:font-size-asian="12pt" style:font-size-complex="12pt"/>
    </style:style>
    <style:style style:name="T262" style:parent-style-name="Absatz-Standardschriftart" style:family="text">
      <style:text-properties style:font-name="Consolas" fo:font-style="italic" style:font-style-asian="italic" style:font-style-complex="italic" fo:font-size="12pt" style:font-size-asian="12pt" style:font-size-complex="12pt"/>
    </style:style>
    <style:style style:name="T263" style:parent-style-name="Absatz-Standardschriftart" style:family="text">
      <style:text-properties fo:font-size="12pt" style:font-size-asian="12pt" style:font-size-complex="12pt"/>
    </style:style>
    <style:style style:name="P264" style:parent-style-name="Standard" style:family="paragraph">
      <style:paragraph-properties fo:text-align="justify" fo:margin-left="0.4916in">
        <style:tab-stops/>
      </style:paragraph-properties>
      <style:text-properties fo:font-size="12pt" style:font-size-asian="12pt" style:font-size-complex="12pt"/>
    </style:style>
    <style:style style:name="P265" style:parent-style-name="Überschrift2" style:family="paragraph">
      <style:paragraph-properties fo:text-indent="0.4916in"/>
    </style:style>
    <style:style style:name="P266" style:parent-style-name="Standard" style:family="paragraph">
      <style:paragraph-properties fo:text-align="justify" fo:margin-left="0.4916in">
        <style:tab-stops/>
      </style:paragraph-properties>
      <style:text-properties fo:font-size="12pt" style:font-size-asian="12pt" style:font-size-complex="12pt"/>
    </style:style>
    <style:style style:name="P267" style:parent-style-name="Standard" style:family="paragraph">
      <style:paragraph-properties fo:text-align="justify" fo:margin-left="0.4916in">
        <style:tab-stops/>
      </style:paragraph-properties>
    </style:style>
    <style:style style:name="T268" style:parent-style-name="Absatz-Standardschriftart" style:family="text">
      <style:text-properties fo:font-size="12pt" style:font-size-asian="12pt" style:font-size-complex="12pt"/>
    </style:style>
    <style:style style:name="T269" style:parent-style-name="Absatz-Standardschriftart" style:family="text">
      <style:text-properties style:font-name="Times New Roman" fo:font-size="12pt" style:font-size-asian="12pt" style:font-size-complex="12pt"/>
    </style:style>
    <style:style style:name="T270" style:parent-style-name="Absatz-Standardschriftart" style:family="text">
      <style:text-properties fo:font-size="12pt" style:font-size-asian="12pt" style:font-size-complex="12pt"/>
    </style:style>
    <style:style style:name="P271" style:parent-style-name="Standard" style:family="paragraph">
      <style:paragraph-properties fo:text-align="justify" fo:margin-left="0.4916in">
        <style:tab-stops/>
      </style:paragraph-properties>
    </style:style>
    <style:style style:name="T272" style:parent-style-name="Absatz-Standardschriftart" style:family="text">
      <style:text-properties fo:font-size="12pt" style:font-size-asian="12pt" style:font-size-complex="12pt"/>
    </style:style>
    <style:style style:name="T273" style:parent-style-name="Absatz-Standardschriftart" style:family="text">
      <style:text-properties style:font-name="Consolas" fo:font-style="italic" style:font-style-asian="italic" style:font-style-complex="italic" fo:font-size="12pt" style:font-size-asian="12pt" style:font-size-complex="12pt"/>
    </style:style>
    <style:style style:name="T274" style:parent-style-name="Absatz-Standardschriftart" style:family="text">
      <style:text-properties fo:font-size="12pt" style:font-size-asian="12pt" style:font-size-complex="12pt"/>
    </style:style>
    <style:style style:name="P275" style:parent-style-name="Standard" style:family="paragraph">
      <style:paragraph-properties fo:text-align="justify" fo:margin-left="0.4916in">
        <style:tab-stops/>
      </style:paragraph-properties>
    </style:style>
    <style:style style:name="T276" style:parent-style-name="Absatz-Standardschriftart" style:family="text">
      <style:text-properties fo:font-size="12pt" style:font-size-asian="12pt" style:font-size-complex="12pt" fo:language="en" fo:country="US"/>
    </style:style>
    <style:style style:name="T277" style:parent-style-name="Absatz-Standardschriftart" style:family="text">
      <style:text-properties style:font-name="Consolas" fo:font-style="italic" style:font-style-asian="italic" style:font-style-complex="italic" fo:font-size="12pt" style:font-size-asian="12pt" style:font-size-complex="12pt" fo:language="en" fo:country="US"/>
    </style:style>
    <style:style style:name="T278" style:parent-style-name="Absatz-Standardschriftart" style:family="text">
      <style:text-properties fo:font-size="12pt" style:font-size-asian="12pt" style:font-size-complex="12pt" fo:language="en" fo:country="US"/>
    </style:style>
    <style:style style:name="T279" style:parent-style-name="Absatz-Standardschriftart" style:family="text">
      <style:text-properties fo:font-size="12pt" style:font-size-asian="12pt" style:font-size-complex="12pt"/>
    </style:style>
    <style:style style:name="T280" style:parent-style-name="Absatz-Standardschriftart" style:family="text">
      <style:text-properties style:font-name="Consolas" fo:font-style="italic" style:font-style-asian="italic" style:font-style-complex="italic" fo:font-size="12pt" style:font-size-asian="12pt" style:font-size-complex="12pt"/>
    </style:style>
    <style:style style:name="T281" style:parent-style-name="Absatz-Standardschriftart" style:family="text">
      <style:text-properties fo:font-size="12pt" style:font-size-asian="12pt" style:font-size-complex="12pt"/>
    </style:style>
    <style:style style:name="T282" style:parent-style-name="Absatz-Standardschriftart" style:family="text">
      <style:text-properties style:font-name="Consolas" fo:font-style="italic" style:font-style-asian="italic" style:font-style-complex="italic" fo:font-size="12pt" style:font-size-asian="12pt" style:font-size-complex="12pt"/>
    </style:style>
    <style:style style:name="T283" style:parent-style-name="Absatz-Standardschriftart" style:family="text">
      <style:text-properties fo:font-size="12pt" style:font-size-asian="12pt" style:font-size-complex="12pt"/>
    </style:style>
    <style:style style:name="T284" style:parent-style-name="Absatz-Standardschriftart" style:family="text">
      <style:text-properties style:font-name="Consolas" fo:font-style="italic" style:font-style-asian="italic" style:font-style-complex="italic" fo:font-size="12pt" style:font-size-asian="12pt" style:font-size-complex="12pt"/>
    </style:style>
    <style:style style:name="T285" style:parent-style-name="Absatz-Standardschriftart" style:family="text">
      <style:text-properties fo:font-size="12pt" style:font-size-asian="12pt" style:font-size-complex="12pt"/>
    </style:style>
    <style:style style:name="T286" style:parent-style-name="Absatz-Standardschriftart" style:family="text">
      <style:text-properties style:font-name="Consolas" fo:font-style="italic" style:font-style-asian="italic" style:font-style-complex="italic" fo:font-size="12pt" style:font-size-asian="12pt" style:font-size-complex="12pt"/>
    </style:style>
    <style:style style:name="T287" style:parent-style-name="Absatz-Standardschriftart" style:family="text">
      <style:text-properties fo:font-size="12pt" style:font-size-asian="12pt" style:font-size-complex="12pt"/>
    </style:style>
    <style:style style:name="T288" style:parent-style-name="Absatz-Standardschriftart" style:family="text">
      <style:text-properties style:font-name="Consolas" fo:font-style="italic" style:font-style-asian="italic" style:font-style-complex="italic" fo:font-size="12pt" style:font-size-asian="12pt" style:font-size-complex="12pt"/>
    </style:style>
    <style:style style:name="T289" style:parent-style-name="Absatz-Standardschriftart" style:family="text">
      <style:text-properties fo:font-size="12pt" style:font-size-asian="12pt" style:font-size-complex="12pt"/>
    </style:style>
    <style:style style:name="T290" style:parent-style-name="Absatz-Standardschriftart" style:family="text">
      <style:text-properties style:font-name="Consolas" fo:font-style="italic" style:font-style-asian="italic" style:font-style-complex="italic" fo:font-size="12pt" style:font-size-asian="12pt" style:font-size-complex="12pt"/>
    </style:style>
    <style:style style:name="T291" style:parent-style-name="Absatz-Standardschriftart" style:family="text">
      <style:text-properties fo:font-size="12pt" style:font-size-asian="12pt" style:font-size-complex="12pt"/>
    </style:style>
    <style:style style:name="T292" style:parent-style-name="Absatz-Standardschriftart" style:family="text">
      <style:text-properties style:font-name="Consolas" fo:font-style="italic" style:font-style-asian="italic" style:font-style-complex="italic" fo:font-size="12pt" style:font-size-asian="12pt" style:font-size-complex="12pt"/>
    </style:style>
    <style:style style:name="T293" style:parent-style-name="Absatz-Standardschriftart" style:family="text">
      <style:text-properties fo:font-size="12pt" style:font-size-asian="12pt" style:font-size-complex="12pt"/>
    </style:style>
    <style:style style:name="T294" style:parent-style-name="Absatz-Standardschriftart" style:family="text">
      <style:text-properties style:font-name="Consolas" fo:font-style="italic" style:font-style-asian="italic" style:font-style-complex="italic" fo:font-size="12pt" style:font-size-asian="12pt" style:font-size-complex="12pt"/>
    </style:style>
    <style:style style:name="T295" style:parent-style-name="Absatz-Standardschriftart" style:family="text">
      <style:text-properties fo:font-size="12pt" style:font-size-asian="12pt" style:font-size-complex="12pt"/>
    </style:style>
    <style:style style:name="T296" style:parent-style-name="Absatz-Standardschriftart" style:family="text">
      <style:text-properties style:font-name="Consolas" fo:font-style="italic" style:font-style-asian="italic" style:font-style-complex="italic" fo:font-size="12pt" style:font-size-asian="12pt" style:font-size-complex="12pt"/>
    </style:style>
    <style:style style:name="T297" style:parent-style-name="Absatz-Standardschriftart" style:family="text">
      <style:text-properties fo:font-size="12pt" style:font-size-asian="12pt" style:font-size-complex="12pt"/>
    </style:style>
    <style:style style:name="P298" style:parent-style-name="Standard" style:family="paragraph">
      <style:paragraph-properties fo:text-align="justify" fo:margin-left="0.4916in">
        <style:tab-stops/>
      </style:paragraph-properties>
    </style:style>
    <style:style style:name="T299" style:parent-style-name="Absatz-Standardschriftart" style:family="text">
      <style:text-properties fo:font-size="12pt" style:font-size-asian="12pt" style:font-size-complex="12pt"/>
    </style:style>
    <style:style style:name="T300" style:parent-style-name="Absatz-Standardschriftart" style:family="text">
      <style:text-properties style:font-name="Consolas" fo:font-style="italic" style:font-style-asian="italic" style:font-style-complex="italic" fo:font-size="12pt" style:font-size-asian="12pt" style:font-size-complex="12pt"/>
    </style:style>
    <style:style style:name="T301" style:parent-style-name="Absatz-Standardschriftart" style:family="text">
      <style:text-properties fo:font-size="12pt" style:font-size-asian="12pt" style:font-size-complex="12pt"/>
    </style:style>
    <style:style style:name="T302" style:parent-style-name="Absatz-Standardschriftart" style:family="text">
      <style:text-properties style:font-name="Consolas" fo:font-style="italic" style:font-style-asian="italic" style:font-style-complex="italic" fo:font-size="12pt" style:font-size-asian="12pt" style:font-size-complex="12pt"/>
    </style:style>
    <style:style style:name="T303" style:parent-style-name="Absatz-Standardschriftart" style:family="text">
      <style:text-properties fo:font-size="12pt" style:font-size-asian="12pt" style:font-size-complex="12pt"/>
    </style:style>
    <style:style style:name="T304" style:parent-style-name="Absatz-Standardschriftart" style:family="text">
      <style:text-properties style:font-name="Consolas" fo:font-style="italic" style:font-style-asian="italic" style:font-style-complex="italic" fo:font-size="12pt" style:font-size-asian="12pt" style:font-size-complex="12pt"/>
    </style:style>
    <style:style style:name="T305" style:parent-style-name="Absatz-Standardschriftart" style:family="text">
      <style:text-properties fo:font-size="12pt" style:font-size-asian="12pt" style:font-size-complex="12pt"/>
    </style:style>
    <style:style style:name="T306" style:parent-style-name="Absatz-Standardschriftart" style:family="text">
      <style:text-properties style:font-name="Consolas" fo:font-style="italic" style:font-style-asian="italic" style:font-style-complex="italic" fo:font-size="12pt" style:font-size-asian="12pt" style:font-size-complex="12pt"/>
    </style:style>
    <style:style style:name="T307" style:parent-style-name="Absatz-Standardschriftart" style:family="text">
      <style:text-properties fo:font-size="12pt" style:font-size-asian="12pt" style:font-size-complex="12pt"/>
    </style:style>
    <style:style style:name="P308" style:parent-style-name="Standard" style:family="paragraph">
      <style:paragraph-properties fo:text-align="justify" fo:margin-left="0.4916in">
        <style:tab-stops/>
      </style:paragraph-properties>
      <style:text-properties fo:font-size="12pt" style:font-size-asian="12pt" style:font-size-complex="12pt"/>
    </style:style>
    <style:style style:name="P309" style:parent-style-name="Standard" style:family="paragraph">
      <style:paragraph-properties fo:text-align="justify" fo:margin-left="0.4916in">
        <style:tab-stops/>
      </style:paragraph-properties>
      <style:text-properties fo:font-size="12pt" style:font-size-asian="12pt" style:font-size-complex="12pt"/>
    </style:style>
    <style:style style:name="P310" style:parent-style-name="Standard" style:family="paragraph">
      <style:paragraph-properties fo:text-align="justify" fo:margin-left="0.4916in">
        <style:tab-stops/>
      </style:paragraph-properties>
      <style:text-properties fo:font-size="12pt" style:font-size-asian="12pt" style:font-size-complex="12pt"/>
    </style:style>
    <style:style style:name="P311" style:parent-style-name="Standard" style:family="paragraph">
      <style:paragraph-properties fo:text-align="justify" fo:margin-left="0.4916in">
        <style:tab-stops/>
      </style:paragraph-properties>
      <style:text-properties fo:font-size="12pt" style:font-size-asian="12pt" style:font-size-complex="12pt"/>
    </style:style>
    <style:style style:name="P312" style:parent-style-name="Überschrift2" style:family="paragraph">
      <style:paragraph-properties fo:text-indent="0.4916in"/>
    </style:style>
    <style:style style:name="P313" style:parent-style-name="Standard" style:family="paragraph">
      <style:paragraph-properties fo:text-align="justify" fo:margin-left="0.9833in">
        <style:tab-stops/>
      </style:paragraph-properties>
    </style:style>
    <style:style style:name="T314" style:parent-style-name="Absatz-Standardschriftart" style:family="text">
      <style:text-properties fo:font-size="12pt" style:font-size-asian="12pt" style:font-size-complex="12pt"/>
    </style:style>
    <style:style style:name="T315" style:parent-style-name="Absatz-Standardschriftart" style:family="text">
      <style:text-properties style:font-name="Consolas" fo:font-style="italic" style:font-style-asian="italic" style:font-style-complex="italic" fo:font-size="12pt" style:font-size-asian="12pt" style:font-size-complex="12pt"/>
    </style:style>
    <style:style style:name="T316" style:parent-style-name="Absatz-Standardschriftart" style:family="text">
      <style:text-properties fo:font-size="12pt" style:font-size-asian="12pt" style:font-size-complex="12pt"/>
    </style:style>
    <style:style style:name="T317" style:parent-style-name="Absatz-Standardschriftart" style:family="text">
      <style:text-properties style:font-name="Consolas" fo:font-style="italic" style:font-style-asian="italic" style:font-style-complex="italic" fo:font-size="12pt" style:font-size-asian="12pt" style:font-size-complex="12pt"/>
    </style:style>
    <style:style style:name="T318" style:parent-style-name="Absatz-Standardschriftart" style:family="text">
      <style:text-properties fo:font-size="12pt" style:font-size-asian="12pt" style:font-size-complex="12pt"/>
    </style:style>
    <style:style style:name="T319" style:parent-style-name="Hyperlink" style:family="text">
      <style:text-properties fo:font-size="12pt" style:font-size-asian="12pt" style:font-size-complex="12pt"/>
    </style:style>
    <style:style style:name="T320" style:parent-style-name="Absatz-Standardschriftart" style:family="text">
      <style:text-properties fo:font-size="12pt" style:font-size-asian="12pt" style:font-size-complex="12pt"/>
    </style:style>
    <style:style style:name="P321" style:parent-style-name="Standard" style:family="paragraph">
      <style:paragraph-properties fo:text-align="justify" fo:margin-left="0.9833in">
        <style:tab-stops/>
      </style:paragraph-properties>
      <style:text-properties fo:font-size="12pt" style:font-size-asian="12pt" style:font-size-complex="12pt"/>
    </style:style>
    <style:style style:name="P322" style:parent-style-name="Standard" style:family="paragraph">
      <style:paragraph-properties fo:text-align="justify" fo:margin-left="0.9833in">
        <style:tab-stops/>
      </style:paragraph-properties>
      <style:text-properties fo:font-size="12pt" style:font-size-asian="12pt" style:font-size-complex="12pt"/>
    </style:style>
    <style:style style:name="P323" style:parent-style-name="Standard" style:family="paragraph">
      <style:paragraph-properties fo:text-align="justify" fo:margin-left="0.9833in">
        <style:tab-stops/>
      </style:paragraph-properties>
      <style:text-properties fo:font-size="12pt" style:font-size-asian="12pt" style:font-size-complex="12pt"/>
    </style:style>
    <style:style style:name="P324" style:parent-style-name="Standard" style:family="paragraph">
      <style:paragraph-properties fo:text-align="justify" fo:margin-left="0.9833in">
        <style:tab-stops/>
      </style:paragraph-properties>
      <style:text-properties fo:font-size="12pt" style:font-size-asian="12pt" style:font-size-complex="12pt"/>
    </style:style>
    <style:style style:name="P325" style:parent-style-name="Standard" style:family="paragraph">
      <style:paragraph-properties fo:text-align="justify" fo:margin-left="0.9833in">
        <style:tab-stops/>
      </style:paragraph-properties>
    </style:style>
    <style:style style:name="T326" style:parent-style-name="Absatz-Standardschriftart" style:family="text">
      <style:text-properties fo:font-size="12pt" style:font-size-asian="12pt" style:font-size-complex="12pt"/>
    </style:style>
    <style:style style:name="T327" style:parent-style-name="Absatz-Standardschriftart" style:family="text">
      <style:text-properties style:font-name="Consolas" fo:font-style="italic" style:font-style-asian="italic" style:font-style-complex="italic" fo:font-size="12pt" style:font-size-asian="12pt" style:font-size-complex="12pt"/>
    </style:style>
    <style:style style:name="T328" style:parent-style-name="Absatz-Standardschriftart" style:family="text">
      <style:text-properties fo:font-size="12pt" style:font-size-asian="12pt" style:font-size-complex="12pt"/>
    </style:style>
    <style:style style:name="P329" style:parent-style-name="Standard" style:family="paragraph">
      <style:paragraph-properties fo:text-align="justify" fo:margin-left="0.9833in">
        <style:tab-stops/>
      </style:paragraph-properties>
      <style:text-properties fo:font-size="12pt" style:font-size-asian="12pt" style:font-size-complex="12pt"/>
    </style:style>
    <style:style style:name="P330" style:parent-style-name="Standard" style:family="paragraph">
      <style:paragraph-properties fo:text-align="justify" fo:margin-left="0.9833in">
        <style:tab-stops/>
      </style:paragraph-properties>
      <style:text-properties fo:font-size="12pt" style:font-size-asian="12pt" style:font-size-complex="12pt"/>
    </style:style>
    <style:style style:name="P331" style:parent-style-name="Standard" style:family="paragraph">
      <style:paragraph-properties fo:text-align="justify" fo:margin-left="0.9833in">
        <style:tab-stops/>
      </style:paragraph-properties>
    </style:style>
    <style:style style:name="T332" style:parent-style-name="Absatz-Standardschriftart" style:family="text">
      <style:text-properties fo:font-size="12pt" style:font-size-asian="12pt" style:font-size-complex="12pt"/>
    </style:style>
    <style:style style:name="T333" style:parent-style-name="Absatz-Standardschriftart" style:family="text">
      <style:text-properties style:font-name="Consolas" fo:font-style="italic" style:font-style-asian="italic" style:font-style-complex="italic" fo:font-size="12pt" style:font-size-asian="12pt" style:font-size-complex="12pt"/>
    </style:style>
    <style:style style:name="T334" style:parent-style-name="Absatz-Standardschriftart" style:family="text">
      <style:text-properties fo:font-style="italic" style:font-style-asian="italic" style:font-style-complex="italic" fo:font-size="12pt" style:font-size-asian="12pt" style:font-size-complex="12pt"/>
    </style:style>
    <style:style style:name="T335" style:parent-style-name="Absatz-Standardschriftart" style:family="text">
      <style:text-properties fo:font-size="12pt" style:font-size-asian="12pt" style:font-size-complex="12pt"/>
    </style:style>
    <style:style style:name="P336" style:parent-style-name="Standard" style:family="paragraph">
      <style:paragraph-properties fo:text-align="justify" fo:margin-left="0.9833in">
        <style:tab-stops/>
      </style:paragraph-properties>
      <style:text-properties fo:font-size="12pt" style:font-size-asian="12pt" style:font-size-complex="12pt"/>
    </style:style>
    <style:style style:name="P337" style:parent-style-name="Standard" style:family="paragraph">
      <style:paragraph-properties fo:text-align="justify" fo:margin-left="0.9833in">
        <style:tab-stops/>
      </style:paragraph-properties>
    </style:style>
    <style:style style:name="T338" style:parent-style-name="Absatz-Standardschriftart" style:family="text">
      <style:text-properties fo:font-size="12pt" style:font-size-asian="12pt" style:font-size-complex="12pt"/>
    </style:style>
    <style:style style:name="T339" style:parent-style-name="Absatz-Standardschriftart" style:family="text">
      <style:text-properties style:font-name="Consolas" fo:font-style="italic" style:font-style-asian="italic" style:font-style-complex="italic" fo:font-size="12pt" style:font-size-asian="12pt" style:font-size-complex="12pt"/>
    </style:style>
    <style:style style:name="T340" style:parent-style-name="Absatz-Standardschriftart" style:family="text">
      <style:text-properties fo:font-size="12pt" style:font-size-asian="12pt" style:font-size-complex="12pt"/>
    </style:style>
    <style:style style:name="T341" style:parent-style-name="Absatz-Standardschriftart" style:family="text">
      <style:text-properties style:font-name="Consolas" fo:font-style="italic" style:font-style-asian="italic" style:font-style-complex="italic" fo:font-size="12pt" style:font-size-asian="12pt" style:font-size-complex="12pt"/>
    </style:style>
    <style:style style:name="T342" style:parent-style-name="Absatz-Standardschriftart" style:family="text">
      <style:text-properties fo:font-size="12pt" style:font-size-asian="12pt" style:font-size-complex="12pt"/>
    </style:style>
    <style:style style:name="T343" style:parent-style-name="Absatz-Standardschriftart" style:family="text">
      <style:text-properties style:font-name="Consolas" fo:font-style="italic" style:font-style-asian="italic" style:font-style-complex="italic" fo:font-size="12pt" style:font-size-asian="12pt" style:font-size-complex="12pt"/>
    </style:style>
    <style:style style:name="T344" style:parent-style-name="Absatz-Standardschriftart" style:family="text">
      <style:text-properties fo:font-size="12pt" style:font-size-asian="12pt" style:font-size-complex="12pt"/>
    </style:style>
    <style:style style:name="T345" style:parent-style-name="Absatz-Standardschriftart" style:family="text">
      <style:text-properties style:font-name="Consolas" fo:font-style="italic" style:font-style-asian="italic" style:font-style-complex="italic" fo:font-size="12pt" style:font-size-asian="12pt" style:font-size-complex="12pt"/>
    </style:style>
    <style:style style:name="T346" style:parent-style-name="Absatz-Standardschriftart" style:family="text">
      <style:text-properties fo:font-size="12pt" style:font-size-asian="12pt" style:font-size-complex="12pt"/>
    </style:style>
    <style:style style:name="P347" style:parent-style-name="Standard" style:family="paragraph">
      <style:paragraph-properties fo:text-align="justify" fo:margin-left="0.4916in">
        <style:tab-stops/>
      </style:paragraph-properties>
      <style:text-properties fo:font-size="12pt" style:font-size-asian="12pt" style:font-size-complex="12pt"/>
    </style:style>
    <style:style style:name="P348" style:parent-style-name="Überschrift2" style:family="paragraph">
      <style:paragraph-properties fo:text-indent="0.4916in"/>
    </style:style>
    <style:style style:name="P349" style:parent-style-name="Standard" style:family="paragraph">
      <style:paragraph-properties fo:text-align="justify" fo:margin-left="0.4916in">
        <style:tab-stops/>
      </style:paragraph-properties>
    </style:style>
    <style:style style:name="T350" style:parent-style-name="Absatz-Standardschriftart" style:family="text">
      <style:text-properties fo:font-size="12pt" style:font-size-asian="12pt" style:font-size-complex="12pt"/>
    </style:style>
    <style:style style:name="T351" style:parent-style-name="Absatz-Standardschriftart" style:family="text">
      <style:text-properties style:font-name="Consolas" fo:font-style="italic" style:font-style-asian="italic" style:font-style-complex="italic" fo:font-size="12pt" style:font-size-asian="12pt" style:font-size-complex="12pt"/>
    </style:style>
    <style:style style:name="T352" style:parent-style-name="Absatz-Standardschriftart" style:family="text">
      <style:text-properties fo:font-size="12pt" style:font-size-asian="12pt" style:font-size-complex="12pt"/>
    </style:style>
    <style:style style:name="T353" style:parent-style-name="Absatz-Standardschriftart" style:family="text">
      <style:text-properties style:font-name="Consolas" fo:font-style="italic" style:font-style-asian="italic" style:font-style-complex="italic" fo:font-size="12pt" style:font-size-asian="12pt" style:font-size-complex="12pt"/>
    </style:style>
    <style:style style:name="T354" style:parent-style-name="Absatz-Standardschriftart" style:family="text">
      <style:text-properties fo:font-size="12pt" style:font-size-asian="12pt" style:font-size-complex="12pt"/>
    </style:style>
    <style:style style:name="P355" style:parent-style-name="Standard" style:family="paragraph">
      <style:paragraph-properties fo:text-align="justify" fo:margin-left="0.4916in">
        <style:tab-stops/>
      </style:paragraph-properties>
    </style:style>
    <style:style style:name="T356" style:parent-style-name="Absatz-Standardschriftart" style:family="text">
      <style:text-properties fo:font-size="12pt" style:font-size-asian="12pt" style:font-size-complex="12pt"/>
    </style:style>
    <style:style style:name="T357" style:parent-style-name="Absatz-Standardschriftart" style:family="text">
      <style:text-properties style:font-name="Consolas" fo:font-style="italic" style:font-style-asian="italic" style:font-style-complex="italic" fo:font-size="12pt" style:font-size-asian="12pt" style:font-size-complex="12pt"/>
    </style:style>
    <style:style style:name="T358" style:parent-style-name="Absatz-Standardschriftart" style:family="text">
      <style:text-properties style:font-name-complex="Calibri" fo:font-size="12pt" style:font-size-asian="12pt" style:font-size-complex="12pt"/>
    </style:style>
    <style:style style:name="P359" style:parent-style-name="Überschrift2" style:family="paragraph">
      <style:paragraph-properties fo:text-indent="0.4916in"/>
    </style:style>
    <style:style style:name="P360" style:parent-style-name="Standard" style:family="paragraph">
      <style:paragraph-properties fo:text-align="justify" fo:margin-left="0.4916in">
        <style:tab-stops/>
      </style:paragraph-properties>
    </style:style>
    <style:style style:name="T361" style:parent-style-name="Absatz-Standardschriftart" style:family="text">
      <style:text-properties fo:font-size="12pt" style:font-size-asian="12pt" style:font-size-complex="12pt"/>
    </style:style>
    <style:style style:name="T362" style:parent-style-name="Absatz-Standardschriftart" style:family="text">
      <style:text-properties style:font-name="Consolas" fo:font-style="italic" style:font-style-asian="italic" style:font-style-complex="italic" fo:font-size="12pt" style:font-size-asian="12pt" style:font-size-complex="12pt"/>
    </style:style>
    <style:style style:name="T363" style:parent-style-name="Absatz-Standardschriftart" style:family="text">
      <style:text-properties fo:font-size="12pt" style:font-size-asian="12pt" style:font-size-complex="12pt"/>
    </style:style>
    <style:style style:name="T364" style:parent-style-name="Absatz-Standardschriftart" style:family="text">
      <style:text-properties style:font-name="Consolas" fo:font-style="italic" style:font-style-asian="italic" style:font-style-complex="italic" fo:font-size="12pt" style:font-size-asian="12pt" style:font-size-complex="12pt"/>
    </style:style>
    <style:style style:name="P365" style:parent-style-name="Überschrift2" style:family="paragraph">
      <style:paragraph-properties fo:text-indent="0.4916in"/>
    </style:style>
    <style:style style:name="P366" style:parent-style-name="Standard" style:family="paragraph">
      <style:paragraph-properties fo:text-align="justify" fo:margin-left="0.4916in">
        <style:tab-stops/>
      </style:paragraph-properties>
    </style:style>
    <style:style style:name="T367" style:parent-style-name="Absatz-Standardschriftart" style:family="text">
      <style:text-properties fo:font-size="12pt" style:font-size-asian="12pt" style:font-size-complex="12pt"/>
    </style:style>
    <style:style style:name="T368" style:parent-style-name="Absatz-Standardschriftart" style:family="text">
      <style:text-properties style:font-name="Consolas" fo:font-style="italic" style:font-style-asian="italic" style:font-style-complex="italic" fo:font-size="12pt" style:font-size-asian="12pt" style:font-size-complex="12pt"/>
    </style:style>
    <style:style style:name="T369" style:parent-style-name="Absatz-Standardschriftart" style:family="text">
      <style:text-properties fo:font-size="12pt" style:font-size-asian="12pt" style:font-size-complex="12pt"/>
    </style:style>
    <style:style style:name="T370" style:parent-style-name="Absatz-Standardschriftart" style:family="text">
      <style:text-properties style:font-name="Consolas" fo:font-style="italic" style:font-style-asian="italic" style:font-style-complex="italic" fo:font-size="12pt" style:font-size-asian="12pt" style:font-size-complex="12pt"/>
    </style:style>
    <style:style style:name="T371" style:parent-style-name="Absatz-Standardschriftart" style:family="text">
      <style:text-properties fo:font-size="12pt" style:font-size-asian="12pt" style:font-size-complex="12pt"/>
    </style:style>
    <style:style style:name="P372" style:parent-style-name="Überschrift2" style:family="paragraph">
      <style:paragraph-properties fo:text-indent="0.4916in"/>
    </style:style>
    <style:style style:name="P373" style:parent-style-name="Standard" style:family="paragraph">
      <style:paragraph-properties fo:text-align="justify" fo:margin-left="0.4916in">
        <style:tab-stops/>
      </style:paragraph-properties>
    </style:style>
    <style:style style:name="T374" style:parent-style-name="Absatz-Standardschriftart" style:family="text">
      <style:text-properties fo:font-size="12pt" style:font-size-asian="12pt" style:font-size-complex="12pt"/>
    </style:style>
    <style:style style:name="T375" style:parent-style-name="Absatz-Standardschriftart" style:family="text">
      <style:text-properties style:font-name="Consolas" fo:font-style="italic" style:font-style-asian="italic" style:font-style-complex="italic" fo:font-size="12pt" style:font-size-asian="12pt" style:font-size-complex="12pt"/>
    </style:style>
    <style:style style:name="T376" style:parent-style-name="Absatz-Standardschriftart" style:family="text">
      <style:text-properties fo:font-size="12pt" style:font-size-asian="12pt" style:font-size-complex="12pt"/>
    </style:style>
    <style:style style:name="T377" style:parent-style-name="Absatz-Standardschriftart" style:family="text">
      <style:text-properties style:font-name="Consolas" fo:font-style="italic" style:font-style-asian="italic" style:font-style-complex="italic" fo:font-size="12pt" style:font-size-asian="12pt" style:font-size-complex="12pt"/>
    </style:style>
    <style:style style:name="T378" style:parent-style-name="Absatz-Standardschriftart" style:family="text">
      <style:text-properties fo:font-size="12pt" style:font-size-asian="12pt" style:font-size-complex="12pt"/>
    </style:style>
    <style:style style:name="P379" style:parent-style-name="Standard" style:family="paragraph">
      <style:paragraph-properties fo:text-align="justify" fo:margin-left="0.4916in">
        <style:tab-stops/>
      </style:paragraph-properties>
      <style:text-properties fo:font-size="12pt" style:font-size-asian="12pt" style:font-size-complex="12pt"/>
    </style:style>
    <style:style style:name="P380" style:parent-style-name="Überschrift2" style:family="paragraph">
      <style:paragraph-properties fo:text-indent="0.4916in"/>
    </style:style>
    <style:style style:name="P381" style:parent-style-name="Standard" style:family="paragraph">
      <style:paragraph-properties fo:text-align="justify" fo:margin-left="0.4916in">
        <style:tab-stops/>
      </style:paragraph-properties>
    </style:style>
    <style:style style:name="T382" style:parent-style-name="Absatz-Standardschriftart" style:family="text">
      <style:text-properties fo:font-size="12pt" style:font-size-asian="12pt" style:font-size-complex="12pt"/>
    </style:style>
    <style:style style:name="T383" style:parent-style-name="Absatz-Standardschriftart" style:family="text">
      <style:text-properties fo:font-size="12pt" style:font-size-asian="12pt" style:font-size-complex="12pt"/>
    </style:style>
    <style:style style:name="T384" style:parent-style-name="Absatz-Standardschriftart" style:family="text">
      <style:text-properties fo:font-size="12pt" style:font-size-asian="12pt" style:font-size-complex="12pt"/>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1">
      <style:graphic-properties fo:wrap-option="wrap" fo:padding-top="0.05in" fo:padding-bottom="0.05in" fo:padding-left="0.05in" fo:padding-right="0.05in" draw:textarea-vertical-align="bottom" draw:textarea-horizontal-align="left" style:wrap="run-through" style:run-through="foreground" draw:fill="solid" draw:fill-color="#4472c4"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border="0.01042in none" fo:background-color="transparent" style:wrap="parallel" style:wrap-contour="false" fo:clip="rect(0in, 0in, 0in, 0in)" style:horizontal-rel="page-content" style:vertical-rel="page-content" style:horizontal-pos="center" style:vertical-pos="bottom"/>
    </style:style>
    <style:style style:family="graphic" style:name="a3" style:parent-style-name="Graphics">
      <style:graphic-properties fo:border="0.01042in none" fo:background-color="transparent" style:wrap="parallel" style:wrap-contour="false" fo:clip="rect(0in, 0in, 0in, 0in)" style:horizontal-rel="page-content" style:vertical-rel="page-content" style:horizontal-pos="center" style:vertical-pos="top"/>
    </style:style>
    <style:style style:family="graphic" style:name="a4" style:parent-style-name="Graphics">
      <style:graphic-properties fo:border="0.01042in none" fo:background-color="transparent" style:wrap="parallel" style:wrap-contour="false" fo:clip="rect(0in, 0in, 0in, 0in)" style:horizontal-rel="page-content" style:vertical-rel="page-content" style:horizontal-pos="right" style:vertical-pos="top"/>
    </style:style>
  </office:automatic-styles>
  <office:body>
    <office:text text:use-soft-page-breaks="true">
      <text:p text:style-name="P1"/>
      <text:p text:style-name="P3"><draw:frame draw:z-index="251663360" draw:id="id0" draw:style-name="a0" draw:name="Textfeld 131" text:anchor-type="paragraph" svg:x="1.46944in" svg:y="6.31458in" svg:width="4.96528in" svg:height="2.04653in" style:rel-width="scale" style:rel-height="scale"><draw:text-box><text:p text:style-name="P4"><text:span text:style-name="T5">Advanced <text:s text:c="20"/>Software Engineering</text:span></text:p><text:p text:style-name="P6"><text:span text:style-name="T7">Stock Tracker</text:span></text:p><text:p text:style-name="P8"><text:span text:style-name="T9">Sebastian Momann</text:span></text:p></draw:text-box><svg:title/><svg:desc/></draw:frame><draw:custom-shape svg:x="6.65556in" svg:y="0.26875in" svg:width="0.62778in" svg:height="1.14028in" draw:z-index="251662336" draw:id="id1" draw:style-name="a1" draw:name="Rechteck 132" text:anchor-type="paragraph"><svg:title/><svg:desc/><text:p text:style-name="P10"><text:span text:style-name="T11">2021</text:span></text:p><draw:enhanced-geometry draw:type="non-primitive" svg:viewBox="0 0 21600 21600" draw:enhanced-path="M 0 0 L 21600 0 21600 21600 0 21600 Z N"/></draw:custom-shape></text:p>
      <text:p text:style-name="P12"/>
      <text:p text:style-name="Inhaltsverzeichnisüberschrift">Inhalt</text:p>
      <text:p text:style-name="P13"/>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14"><text:a xlink:href="#_Toc67603712" office:target-frame-name="_top" xlink:show="replace"><text:span text:style-name="T15">SOLID</text:span><text:tab/>2</text:a></text:p>
          <text:p text:style-name="P16"><text:a xlink:href="#_Toc67603713" office:target-frame-name="_top" xlink:show="replace"><text:span text:style-name="T17">Single Responsibility Principle</text:span><text:tab/>2</text:a></text:p>
          <text:p text:style-name="P18"><text:a xlink:href="#_Toc67603714" office:target-frame-name="_top" xlink:show="replace"><text:span text:style-name="T19">Open / Closed Principle</text:span><text:tab/>2</text:a></text:p>
          <text:p text:style-name="P20"><text:a xlink:href="#_Toc67603715" office:target-frame-name="_top" xlink:show="replace"><text:span text:style-name="T21">Liskov Substitution Principle</text:span><text:tab/>2</text:a></text:p>
          <text:p text:style-name="P22"><text:a xlink:href="#_Toc67603716" office:target-frame-name="_top" xlink:show="replace"><text:span text:style-name="T23">Interface Segregation Principle</text:span><text:tab/>2</text:a></text:p>
          <text:p text:style-name="P24"><text:a xlink:href="#_Toc67603717" office:target-frame-name="_top" xlink:show="replace"><text:span text:style-name="Hyperlink">Dependency Inversion Principle</text:span><text:tab/>2</text:a></text:p>
          <text:p text:style-name="P25"><text:a xlink:href="#_Toc67603718" office:target-frame-name="_top" xlink:show="replace"><text:span text:style-name="Hyperlink">GRASP</text:span><text:tab/>3</text:a></text:p>
          <text:p text:style-name="P26"><text:a xlink:href="#_Toc67603719" office:target-frame-name="_top" xlink:show="replace"><text:span text:style-name="Hyperlink">Coupling</text:span><text:tab/>3</text:a></text:p>
          <text:p text:style-name="P27"><text:a xlink:href="#_Toc67603720" office:target-frame-name="_top" xlink:show="replace"><text:span text:style-name="Hyperlink">Cohesion</text:span><text:tab/>3</text:a></text:p>
          <text:p text:style-name="P28"><text:a xlink:href="#_Toc67603721" office:target-frame-name="_top" xlink:show="replace"><text:span text:style-name="Hyperlink">DRY</text:span><text:tab/>3</text:a></text:p>
          <text:p text:style-name="P29"><text:a xlink:href="#_Toc67603722" office:target-frame-name="_top" xlink:show="replace"><text:span text:style-name="Hyperlink">Entwurfsmuster</text:span><text:tab/>3</text:a></text:p>
          <text:p text:style-name="P30"><text:a xlink:href="#_Toc67603723" office:target-frame-name="_top" xlink:show="replace"><text:span text:style-name="Hyperlink">Factory-Pattern</text:span><text:tab/>3</text:a></text:p>
          <text:p text:style-name="P31"><text:a xlink:href="#_Toc67603724" office:target-frame-name="_top" xlink:show="replace"><text:span text:style-name="Hyperlink">Repository-Pattern</text:span><text:tab/>5</text:a></text:p>
          <text:p text:style-name="P32"><text:a xlink:href="#_Toc67603725" office:target-frame-name="_top" xlink:show="replace"><text:span text:style-name="Hyperlink">Architekturmodelle</text:span><text:tab/>7</text:a></text:p>
          <text:p text:style-name="P33"><text:a xlink:href="#_Toc67603726" office:target-frame-name="_top" xlink:show="replace"><text:span text:style-name="Hyperlink">Einfaches Schichtenmodell</text:span><text:tab/>7</text:a></text:p>
          <text:p text:style-name="P34"><text:a xlink:href="#_Toc67603727" office:target-frame-name="_top" xlink:show="replace"><text:span text:style-name="Hyperlink">Client-Server</text:span><text:tab/>7</text:a></text:p>
          <text:p text:style-name="P35"><text:a xlink:href="#_Toc67603728" office:target-frame-name="_top" xlink:show="replace"><text:span text:style-name="Hyperlink">Unit Testing</text:span><text:tab/>8</text:a></text:p>
          <text:p text:style-name="P36"><text:a xlink:href="#_Toc67603729" office:target-frame-name="_top" xlink:show="replace"><text:span text:style-name="Hyperlink">Vererbung</text:span><text:tab/>8</text:a></text:p>
          <text:p text:style-name="P37"><text:a xlink:href="#_Toc67603730" office:target-frame-name="_top" xlink:show="replace"><text:span text:style-name="Hyperlink">Statistiken (mit Mocking)</text:span><text:tab/>8</text:a></text:p>
          <text:p text:style-name="P38"><text:a xlink:href="#_Toc67603731" office:target-frame-name="_top" xlink:show="replace"><text:span text:style-name="Hyperlink">ATRIP</text:span><text:tab/>10</text:a></text:p>
          <text:p text:style-name="P39"><text:a xlink:href="#_Toc67603732" office:target-frame-name="_top" xlink:show="replace"><text:span text:style-name="Hyperlink">Automatic</text:span><text:tab/>10</text:a></text:p>
          <text:p text:style-name="P40"><text:a xlink:href="#_Toc67603733" office:target-frame-name="_top" xlink:show="replace"><text:span text:style-name="Hyperlink">Thorough</text:span><text:tab/>10</text:a></text:p>
          <text:p text:style-name="P41"><text:a xlink:href="#_Toc67603734" office:target-frame-name="_top" xlink:show="replace"><text:span text:style-name="Hyperlink">Repeatable</text:span><text:tab/>11</text:a></text:p>
          <text:p text:style-name="P42"><text:a xlink:href="#_Toc67603735" office:target-frame-name="_top" xlink:show="replace"><text:span text:style-name="T43">Independent</text:span><text:tab/>11</text:a></text:p>
          <text:p text:style-name="P44"><text:a xlink:href="#_Toc67603736" office:target-frame-name="_top" xlink:show="replace"><text:span text:style-name="T45">Professional</text:span><text:tab/>11</text:a></text:p>
          <text:p text:style-name="P46"><text:a xlink:href="#_Toc67603737" office:target-frame-name="_top" xlink:show="replace"><text:span text:style-name="T47">Refactoring</text:span><text:tab/>12</text:a></text:p>
          <text:p text:style-name="P48"><text:a xlink:href="#_Toc67603738" office:target-frame-name="_top" xlink:show="replace"><text:span text:style-name="T49">Variable Declaration</text:span><text:tab/>12</text:a></text:p>
          <text:p text:style-name="P50"><text:a xlink:href="#_Toc67603739" office:target-frame-name="_top" xlink:show="replace"><text:span text:style-name="Hyperlink">Unused Variable</text:span><text:tab/>12</text:a></text:p>
          <text:p text:style-name="P51"><text:a xlink:href="#_Toc67603740" office:target-frame-name="_top" xlink:show="replace"><text:span text:style-name="Hyperlink">Rename Method</text:span><text:tab/>12</text:a></text:p>
          <text:p text:style-name="P52"><text:a xlink:href="#_Toc67603741" office:target-frame-name="_top" xlink:show="replace"><text:span text:style-name="Hyperlink">Rename Variable</text:span><text:tab/>12</text:a></text:p>
          <text:p text:style-name="P53"><text:a xlink:href="#_Toc67603742" office:target-frame-name="_top" xlink:show="replace"><text:span text:style-name="Hyperlink">Switch (Factory)</text:span><text:tab/>12</text:a></text:p>
        </text:index-body>
      </text:table-of-content>
      <text:p text:style-name="Standard"/>
      <text:soft-page-break/>
      <text:h text:style-name="Überschrift1" text:outline-level="1">Technologieauswahl</text:h>
      <text:h text:style-name="P54" text:outline-level="2">TypeScript</text:h>
      <text:p text:style-name="P55">JavaScript ist<text:s/>eine sehr einfache und dynamische Skriptsprache. Für den Anwendungsfall einer Webanwendung ist JavaScript hervorragend geeignet. Diese<text:s/>Sprache wurde eben für diese Art von Anwendung entwickelt. Sie hat ihren Ursprung im Web.</text:p>
      <text:p text:style-name="P56">Aus anderen Programmiersprachen wie Java bin ich es gewöhnt mit Typisierung zu arbeiten. Typisierung bedeutet, dass Variablen ein Typ zugewiesen werden kann. Es ist nicht möglich einen Wert eines anderen Typs der Variablen zuzuweisen. Hierdurch kann man eine hohe Sicherheit und Fehlerresistenz sicherstellen, da Falschzuweisungen abgefangen und behandelt werden können.<text:s/></text:p>
      <text:p text:style-name="P57">Um nun eine solche Typisierung auch in JavaScript verwenden zu können, habe ich mich dazu entscheiden TypeScript zu verwenden. TypeScript erweitert JavaScript und bietet neben der Typisierung weitere Features, um das Programmieren mit der Sprache JavaScript angenehmer zu gestalten.</text:p>
      <text:h text:style-name="P58" text:outline-level="2">Webpack</text:h>
      <text:p text:style-name="P59">TypeScript selbst kann nicht<text:s/>vom Browser<text:s/>ausgeführt werden. Um eine in TypeScript geschriebene Anwendung auszuführen,<text:s/>muss der Quellcode zunächst in JavaScript übersetzt werden. Browser können<text:s/>nur<text:s/>dieses übersetzte Script ausführen. Das<text:s/>Übersetzen übernimmt in dieser Anwendung die Bibliothek webpack. Webpack ist in erster Linie dazu gedacht, die vielen Quellcode Dateien in ein Bündel zu konvertieren und wo möglich auch zu komprimieren. <text:s/>Dies ist<text:s/>sinnvoll,<text:s/>um lange Ladezeiten zu vermeiden. Ebenso kann<text:s/>bei Bedarf auch Lazy Loading<text:s/>eingesetzt werden.<text:s/>Diese Bündelung ist für eine Webanwendung sehr vorteilhaft, weswegen ich von diesem Feature Gebrauch mache.</text:p>
      <text:p text:style-name="P60">Des Weiteren bietet webpack die Möglichkeit Stylesheets (CSS) zu übersetzen. In diesem Projekt wird mit einer SCSS Datei gearbeitet, um HTML Elemente zu stylen. SCSS ist wie TypeScript nur ein overlay und muss in ein für den Browser verständliches Format gebracht werden. Bei styling ist dies CSS.</text:p>
      <text:p text:style-name="P61">Webpack ist somit eine optimale Wahl um die 3 Anforderungen zu lösen. Das Übersetzen von TypeScript in JavaScript, das Übersetzten von SCSS in CSS und das kompakte Bündeln der JavaScript Dateien.</text:p>
      <text:h text:style-name="P62" text:outline-level="2">LocalStorage</text:h>
      <text:p text:style-name="P63">Für die Datenspeicherung wird in dieser Anwendung die lokale Speicherung auf dem Gerät des Benutzers zurückgegriffen. Mittels JavaScript kann man ein Key-Value Storage (localStorage) ansprechen. Hier werden alle Daten gespeichert. Bei Aktiendaten handelt es sich um sehr kritische Daten. Möchte man diese auf einer externen Datenbank speichern,<text:s/>muss eine sichere Verbindung und im Optimalfall eine verschlüsselte Speicherung stattfinden. Dieses Projekt ist jedoch zu klein für einen solchen Aufwand, weswegen hierfür zunächst die lokale Speicherung als wirtschaftliche und sichere Methode verwendet wird. In Zukunft kann dank der<text:s/><text:soft-page-break/>angewandten Programmierprinzipien die Speichermechanik ohne großen Aufwand ausgetauscht werden.</text:p>
      <text:h text:style-name="P64" text:outline-level="2">Jest</text:h>
      <text:p text:style-name="P65">Um die Anwendung zu testen ist ein einfaches Framework sinnvoll. Da der Quellcode in TypeScript geschrieben ist, ist es auch sinnvoll, diese Sprache beizubehalten. Bei der Auswahl des Frameworks habe ich zwischen Mocha und Jest entschieden. Die Entscheidung fiel auf Jest. Zwischen den Frameworks gibt es keine signifikanten Unterschiede in der Syntax. Ebenso sind die bereitgestellten Funktionalitäten bis auf Einzelheiten dieselben. Der große Vorteil von Jest gegenüber Mocha ist, dass Jest keinen Browser für die Ausführung benötigt. Ebenso können Tests parallel ausgeführt werden. Mocha hingegen setzt auf<text:s/>sequenzielle<text:s/>Ausführung. Im scope dieses Projekts (10 Test)<text:s/>bringt die parallele Ausführung <text:s/>keinen signifikanten Mehrwert, ist aber bei Fortführung des Projekt eine sinnvolle Eigenschaft.</text:p>
      <text:h text:style-name="P66" text:outline-level="2">Ts-mockito</text:h>
      <text:p text:style-name="P67">Jest ist nicht, beziehungsweise nur sehr eingeschränkt<text:s/>in der Lage Objekte zu mocken. Hierfür wird eine extra Bibliothek benötigt. Ts-mockito bietet sich als Lösung an. Mit dieser<text:s/>Bibliothek können mocks simpel und deklarativ erstellt werden. Ebenso können die mocks mehrfach verwendet und somit ausgelagert werden. Der Code der mocks ist ebenso Framework und Test-Framework unabhängig.</text:p>
      <text:p text:style-name="P68"><text:bookmark-start text:name="_Toc67603712"/></text:p>
      <text:soft-page-break/>
      <text:h text:style-name="P69" text:outline-level="1">SOLID<text:bookmark-end text:name="_Toc67603712"/></text:h>
      <text:h text:style-name="P70" text:outline-level="2"><text:bookmark-start text:name="_Toc67603713"/>Single Responsibility Principle<text:bookmark-end text:name="_Toc67603713"/></text:h>
      <text:p text:style-name="P71"><text:span text:style-name="T72">Jede Klasse hat einen spezifischen Aufgabenbereich. So gibt es Die Renderer Klassen, welche eine einzige Informationsquelle haben, um diese in einer HTML Struktur darzustellen. Ein Renderer kann weitere Renderer beinhalten. Der<text:s/></text:span><text:span text:style-name="T73">HistoryRenderer</text:span><text:span text:style-name="T74"><text:s/>ist dazu gedacht, alle Transaktionen einer Aktie aufzulisten. Gleichzeitig muss auch eine Transaktion hinzufügbar sein. Das eigentliche<text:s/></text:span><text:span text:style-name="T75">H</text:span><text:span text:style-name="T76">inzufügen ist jedoch eine andere Aufgabe, welche nicht vom<text:s/></text:span><text:span text:style-name="T77">HistoryRenderer</text:span><text:span text:style-name="T78"><text:s/>ausgeführt werden soll. Hierzu gibt es einen eigenen Renderer, welcher das HTML Layout für das Hinzufügen einer Transaktion erstellt und die Logik übernimmt.</text:span></text:p>
      <text:p text:style-name="P79">Neben den Renderern gibt es Router, welche initial - abhängig von der URL - das Laden der Website übernehmen und die nötigen Renderer ansprechen.</text:p>
      <text:p text:style-name="P80"/>
      <text:h text:style-name="P81" text:outline-level="2"><text:bookmark-start text:name="_Toc67603714"/>Open / Closed Principle<text:bookmark-end text:name="_Toc67603714"/></text:h>
      <text:p text:style-name="P82">Je nach dem, in welchem Land das Unternehmen einer Aktie beheimatet ist, kann sich die Währung einer Aktie unterschieden. Die Trading API gibt den Preis immer in der Heimatwährung zurück. Somit ist es notwendig, dass der Preis einer Aktie für die Anzeige in die Währung des Euro umgerechnet wird. Eine eigene Klasse für die Währung gewährleistet so, dass immer der Preis in Euro zurückgegeben wird. Das Summieren aller Transaktionskosten ist somit leicht möglich. Ebenso können neue Aktien mit anderen Währungen hinzugefügt werden, ohne das Summieren anpassen zu müssen.</text:p>
      <text:p text:style-name="P83">Ebenso gibt es mehrere Transaktionsarten. Aktuell beschränkt sich eine Transaktion auf das Kaufen und Verkaufen. Beim Zusammenrechnen aller Transaktionen muss somit unterschieden werden, ob sich die Transaktion positiv oder negativ auf das Konto auswirkt. Diese Auswirkung ist in jeder Transaktionsklasse spezifiziert, wodurch die Transaktionen ohne weitere Verarbeitung verrechnet werden können. Auch hier lässt ich eine neue Transaktionsart, die sich ggf. anders auf das Konto auswirkt, leicht einfügen.</text:p>
      <text:p text:style-name="P84"/>
      <text:h text:style-name="P85" text:outline-level="2"><text:bookmark-start text:name="_Toc67603715"/>Liskov Substitution Principle<text:bookmark-end text:name="_Toc67603715"/></text:h>
      <text:p text:style-name="P86"><text:span text:style-name="T87">Die Basisklasse<text:s/></text:span><text:span text:style-name="T88">Stock</text:span><text:span text:style-name="T89"><text:s/>bildet eine Aktie, beziehungsweise ein<text:s/></text:span><text:span text:style-name="T90">Aktienunternehmen</text:span><text:span text:style-name="T91"><text:s/>ab. Da die Unternehmen in<text:s/></text:span><text:span text:style-name="T92">unterschiedlichen</text:span><text:span text:style-name="T93"><text:s/>Ländern beheimatet sind, unterschieden sich die Währungen. Um nun mit den unterschiedlichen Währung</text:span><text:span text:style-name="T94">en</text:span><text:span text:style-name="T95"><text:s/>umgehen zu können, gibt es eine abgeleitete Klasse je Währung. So wird z.B. eine amerikanische Aktie<text:s/></text:span><text:span text:style-name="T96">als<text:s/></text:span><text:span text:style-name="T97">eine <text:s/></text:span><text:span text:style-name="T98">USD</text:span><text:span text:style-name="T99">_S</text:span><text:span text:style-name="T100">tock<text:s/></text:span><text:span text:style-name="T101">angelegt. Diese Klasse überschreibt die<text:s/></text:span><text:span text:style-name="T102">Basisklasse<text:s/></text:span><text:span text:style-name="T103">Stock</text:span><text:span text:style-name="T104">. Bei der Abfrage des Preises wird die Währung in Euro umgerechnet</text:span><text:span text:style-name="T105">. Somit kann bei Berechnungen die Funktion der Basisklasse angesprochen werden. Die Berechnung kann aber auch ohne Probleme mit den abgeleiteten Klassen<text:s/></text:span><text:span text:style-name="T106">USD_Stock</text:span><text:span text:style-name="T107"><text:s/>und<text:s/></text:span><text:span text:style-name="T108">EUR_Stock</text:span><text:span text:style-name="T109"><text:s/>durchgeführt werden.</text:span></text:p>
      <text:p text:style-name="P110"/>
      <text:h text:style-name="P111" text:outline-level="2"><text:bookmark-start text:name="_Toc67603716"/><text:soft-page-break/>Interface Segregation Principle<text:bookmark-end text:name="_Toc67603716"/></text:h>
      <text:p text:style-name="P112">Jede Klasse, welche in Interface implementiert, benutzt diese Funktionen auch. Selbst die Klassen, die eine Klasse mit einem Interface erweitern, benötigen diese Klassen.<text:s/></text:p>
      <text:p text:style-name="P113"/>
      <text:h text:style-name="P114" text:outline-level="2"><text:bookmark-start text:name="_Toc67603717"/>Dependency Inversion Principle<text:bookmark-end text:name="_Toc67603717"/></text:h>
      <text:p text:style-name="P115">Keine Klasse baut auf eine andere Klasse auf. Kein Konstruktor beinhaltet eine festgelegte andere Klasse.<text:s/>Abhängigkeiten können als Parameter übergeben werden.<text:s/>Somit können Funktionalitäten ohne Probleme ausgetauscht werden.<text:s/></text:p>
      <text:p text:style-name="P116"/>
      <text:h text:style-name="Überschrift1" text:outline-level="1"><text:bookmark-start text:name="_Toc67603718"/></text:h>
      <text:h text:style-name="Überschrift1" text:outline-level="1"/>
      <text:p text:style-name="P117"/>
      <text:soft-page-break/>
      <text:h text:style-name="Überschrift1" text:outline-level="1">GRASP<text:bookmark-end text:name="_Toc67603718"/></text:h>
      <text:h text:style-name="P118" text:outline-level="2"><text:bookmark-start text:name="_Toc67603719"/>Coupling<text:bookmark-end text:name="_Toc67603719"/></text:h>
      <text:p text:style-name="P119">Durch das Unterteilen in unterschiedliche Rendermodule, hängen die einzelnen Klassen nicht voneinander ab. Hält sich eine Klasse an die vorgegebenen Interfaces, so ist es für das Rendermodul kein Problem, die übergebene (oder aus der Datenbank geladene Klasse) darzustellen. Jedes Rendermodul lässt sich eigens aufrufen und anzeigen, sofern eine passende Referenz erstellt wurde, an welche der Renderer seinen Inhalt anheften kann.</text:p>
      <text:h text:style-name="P120" text:outline-level="2"><text:bookmark-start text:name="_Toc67603720"/>Cohesion<text:bookmark-end text:name="_Toc67603720"/></text:h>
      <text:p text:style-name="P121">Hohe Kohäsion wird hier durch das Unterteilen in unterschiedliche Klassenarten gesichert. Die Haupttypen sind hierbei Renderer, welche sich um das Erstellen von HTML Strukturen kümmern, Datenmodellen, und Datenstrukturen. So sind Datenmodelle hauptsächlich Atomare Modelle und Datenstrukturen eine Sammlung von Datenmodellen. Eine Aktie ist hierbei ein Modell, eine Historie jedoch eine Struktur. Natürlich gibt es auch Mischformen wie zum Beispiel die Transaktion, welche eine Referenz auf einem Modell beinhaltet.<text:s/></text:p>
      <text:h text:style-name="Überschrift1" text:outline-level="1"><text:bookmark-start text:name="_Toc67603721"/>DRY<text:bookmark-end text:name="_Toc67603721"/></text:h>
      <text:p text:style-name="P122">Durch das Auslagern von Code in extra Methoden oder Funktionen kann Duplizierung <text:s/>vermieden werden. Ein Renderer muss in der Lage sein, Basis HTML Elemente zu generieren. Hierzu wird häufig derselbe Code benötigt. Dies hat zur Folge, dass bei einer Umstellung auf andere Basiselemente oder eine allgemeine Anpassung dieser, nur eine Stelle angefasst werden muss. Ebenso muss man den Code nicht an mehrere Stellen kopieren. Der Code wird hierdurch strukturierter und übersichtlicher. Für das Konkrete Beispiel ist es dahingehend sinnvoll, da ich mir vorbehalten möchte, das Design grundlegend zu ändern. Hierbei kann es passieren, dass ein HTML Element ähnlich wie bei Material Components aus mehreren Unterkomponenten besteht. Anstelle das nun bei jeder Verwendung anzupassen, habe ich die Möglichkeit nur eine Stelle zu adaptieren, um die Änderung durchzusetzen.</text:p>
      <text:p text:style-name="P123"><text:span text:style-name="T124">Wichtig ist, dass sich hier nur auf Basiselemente bezogen wird. Elemente wie<text:s/></text:span><text:span text:style-name="T125">table-div</text:span><text:span text:style-name="T126"><text:s/>kommen wiederholt im Code vor.<text:s/></text:span><text:span text:style-name="T127">Diese habe ich aus<text:s/></text:span><text:span text:style-name="T128">Gründen der Leserlichkeit<text:s/></text:span><text:span text:style-name="T129"><text:s/>und der notwendigen hohen Parameteranzahl nicht generalisiert.</text:span></text:p>
      <text:h text:style-name="Überschrift1" text:outline-level="1"><text:bookmark-start text:name="_Toc67603722"/>Entwurfsmuster<text:bookmark-end text:name="_Toc67603722"/></text:h>
      <text:h text:style-name="P130" text:outline-level="2"><text:bookmark-start text:name="_Toc67603723"/>Factory-Pattern<text:bookmark-end text:name="_Toc67603723"/></text:h>
      <text:p text:style-name="P131">Zur Erleichterung und Lesbarkeit des Codes, habe ich mich dem Factory Pattern bedient. Mit dem Factory Pattern ist es mir möglich, eine Transaktion zu erstellen. Basierend auf den Übergebenen Parametern wird ein Objekt der Unterklasse einer Transaktion angelegt. Bei Transaktionen wird aktuell zischen einer Kauf- und einer Verkaufstransaktion unterschieden.</text:p>
      <text:p text:style-name="P132">Die Factory wird aufgerufen, wenn der Benutzer eine neue Transaktion zu seiner Liste hinzufügen möchte. Hierbei wählt der Benutzer in einem Dropdown Menü aus, ob es sich bei der Transaktion um einen Kauf oder einen <text:s/>Verkauf handelt. Im Basierend auf<text:s/><text:soft-page-break/>der Selektion wird ein Parameter (1 für Kauf, 2 für Verkauf) and die Factory weitergegeben.<text:s/></text:p>
      <text:p text:style-name="P133">Auf dem gleichen Weg werden Transaktionsobjekte mit den Daten aus der Datenbank erzeugt. Beim Speichern der Transaktionen in die Datenbank, werden je nach Typ unterschiedliche Werte gespeichert, um im Nachhinein zwischen den zwei Arten unterscheiden zu können. Da die Daten der Transaktionen immer gleich sind, ist es nicht sinnvoll z.B. eine Tabelle für Käufe und eine für Verkäufe anzulegen. Die Transaktionen können in eine Tabelle geschrieben werden und unterschieden sich durch den genannten Parameter (1 für Kauf, 2 für Verkauf). Sollen nun die Transaktionen aus der Datenbank geladen werden, werden die Rohdaten in die Factory hineingegeben. Basierend auf dem Parameter (1 oder 2) erstellt die Factory eine Kauf- <text:s/>oder Verkauf Transaktion</text:p>
      <text:p text:style-name="P134"><text:span text:style-name="T135">Dieses Pattern ist insofern sinnvoll, dass Komponenten die Unterscheidung zwischen Kauf und Verkauf nicht kennen müssen. Soll eine Transaktion in einer Komponente erzeugt werden, so wird die Unterscheidung welche Art von Transaktion erzeugt werden soll in die Fabrik ausgelagert. Bei Bedarf kann somit auch eine weitere Transaktionsart eingefügt werden. Normalerweise müssten man hierzu die Unterscheidung in jeder Komponente anpassen. Mit dem Factory Pattern kümmert sich jedoch die Factory um eine solche Unterscheidung. Die Komponente muss nur das Handling einer allgemeinen<text:s/></text:span><text:span text:style-name="T136">Transaktion</text:span><text:span text:style-name="T137"><text:s/>beherrschen, die einzelnen Arten erben von dieser Klasse und haben ihre spezifische Implementierung.<text:s/></text:span></text:p>
      <text:p text:style-name="P138"><text:span text:style-name="T139"><draw:frame draw:z-index="251658240" draw:style-name="a2" draw:name="Grafik 1" text:anchor-type="paragraph" svg:x="0in" svg:y="0in" svg:width="5.84306in" svg:height="4.0625in" style:rel-width="scale" style:rel-height="scale"><draw:image xlink:href="media/image1.png" xlink:type="simple" xlink:show="embed" xlink:actuate="onLoad"/><svg:title/><svg:desc/></draw:frame></text:span><text:span text:style-name="T140">Dasselbe Prinzip ist auch bei Stocks im Zusammenhang mit<text:s/></text:span><text:span text:style-name="T141">USD_Stock</text:span><text:span text:style-name="T142">,<text:s/></text:span><text:span text:style-name="T143">EUR_Stock</text:span><text:span text:style-name="T144"><text:s/>und<text:s/></text:span><text:span text:style-name="T145">Invalid_Stock</text:span><text:span text:style-name="T146"><text:s/>zu erkennen.</text:span></text:p>
      <text:soft-page-break/>
      <text:p text:style-name="P147"><draw:frame draw:z-index="251659264" draw:style-name="a3" draw:name="Grafik 2" text:anchor-type="paragraph" svg:x="0in" svg:y="0in" svg:width="5.17639in" svg:height="4.98889in" style:rel-width="scale" style:rel-height="scale"><draw:image xlink:href="media/image2.png" xlink:type="simple" xlink:show="embed" xlink:actuate="onLoad"/><svg:title/><svg:desc/></draw:frame></text:p>
      <text:h text:style-name="P148" text:outline-level="2"/>
      <text:h text:style-name="P149" text:outline-level="2"/>
      <text:h text:style-name="P150" text:outline-level="2"/>
      <text:h text:style-name="P151" text:outline-level="2"/>
      <text:h text:style-name="P152" text:outline-level="2"/>
      <text:h text:style-name="P153" text:outline-level="2"/>
      <text:h text:style-name="P154" text:outline-level="2"/>
      <text:p text:style-name="P155"/>
      <text:p text:style-name="P156"/>
      <text:p text:style-name="P157"/>
      <text:p text:style-name="P158"/>
      <text:p text:style-name="P159"/>
      <text:p text:style-name="P160"/>
      <text:p text:style-name="P161"/>
      <text:p text:style-name="P162"/>
      <text:p text:style-name="P163"/>
      <text:p text:style-name="P164"/>
      <text:h text:style-name="P165" text:outline-level="2"><text:bookmark-start text:name="_Toc67603724"/>Repository-Pattern<text:bookmark-end text:name="_Toc67603724"/></text:h>
      <text:p text:style-name="P166"><text:span text:style-name="T167">Um die Datenbank von der Logik zu kapseln ist das Repostiory Pattern eine valide Struktur. In diesem Pattern wird für eine bestimme Gruppe von daten ein Repository als Interface definiert. In diesem Beispiel das<text:s/></text:span><text:span text:style-name="T168">ITransactionAccessor</text:span><text:span text:style-name="T169"><text:s/>Interface. In diesem Interface sind alle nötigen Methoden definiert, welche die Datenbank zurückliefern soll. Die anderen Klassen in diesem Projekt können sich an diesem Interface Orientieren. Dies ist die Definition, wie die Klassen an die Daten gelangen. Wie die Datenbeschaffung letztendlich funktioniert, ist der verwendenden Klasse egal.<text:s/></text:span></text:p>
      <text:p text:style-name="P170"><text:span text:style-name="T171">Um nun die Datenbeschaffung zu erstellen wird eine Klasse angelegt, welche die dieses Interface implementiert. Hier:<text:s/></text:span><text:span text:style-name="T172">TransactionDatabaseAccessor</text:span><text:span text:style-name="T173">. Dieser Accessor liest die Daten aus der Datenbank aus und verarbeitet sie weiter, dass sie wie in dem Interface definiert zurückgegeben werden können.<text:s/></text:span></text:p>
      <text:p text:style-name="P174">Ein Interface kann von mehreren Klassen implementiert werden. Möchte eine Klasse also das Interface verwenden, können viele unterschiedliche Klassen des Accessors übergeben werden, denn jede Klasse hat die Eigenschaft, das Interface zu implementieren. Wird nun also die Speichermethode ausgetauscht, kann eine neue Klasseangelegt werden, welche das Interface implementiert. Anstelle des alten Accessors kann nun der neue an die verwendende Klasse übergeben werden. Die Schnittstellen sind wie beschrieben die gleichen. Durch dieses Pattern erhält man sehr viel Flexibilität und muss bei Änderungen nicht die verwendenden Klassen anpassen.</text:p>
      <text:soft-page-break/>
      <text:p text:style-name="P175"><text:span text:style-name="T176"><draw:frame draw:z-index="251660288" draw:style-name="a4" draw:name="Grafik 3" text:anchor-type="paragraph" svg:x="0in" svg:y="0in" svg:width="6.29167in" svg:height="5.375in" style:rel-width="scale" style:rel-height="scale"><draw:image xlink:href="media/image3.png" xlink:type="simple" xlink:show="embed" xlink:actuate="onLoad"/><svg:title/><svg:desc/></draw:frame></text:span></text:p>
      <text:p text:style-name="P177"><text:bookmark-start text:name="_Toc67603725"/></text:p>
      <text:soft-page-break/>
      <text:h text:style-name="P178" text:outline-level="1">Domain Driven Design</text:h>
      <text:h text:style-name="P179" text:outline-level="2">Ubiquitous Language</text:h>
      <text:p text:style-name="P180">Für einen leicht zu lesenden Quellcode ist die Wahl der Wörter zur Beschreibung von Objekten äußerst wichtig. Ein Programmierer soll ohne spezifische Vorkenntnisse in der Lage sein, den Code zu verstehen und eindeutig entscheiden zu können, was ein Objekt in der realen Welt darstellen soll.<text:s/></text:p>
      <text:p text:style-name="P181"><text:span text:style-name="T182">Stock</text:span><text:span text:style-name="T183">: Eine Aktie eines Unternehmens. Bestehend aus Identifikationsmerkmalen wie einem sog. ticker (symbol) und weiteren Unternehmensinformationen. Stellt einen finanziellen Anteil eines Unternehmens dar.</text:span></text:p>
      <text:p text:style-name="P184"><text:span text:style-name="T185">Transaction</text:span><text:span text:style-name="T186">: Eine Transaktion von einer bestimmen Menge an Aktien. Beinhaltet Informationen über die Transaktion wie das Datum, die betroffene Aktie und die finanziellen Informationen der Transaktion. Eine Transaktion gibt es in zwei Ausprägungen. Eine Verkaufs- und eine Kauftransaktion.</text:span></text:p>
      <text:p text:style-name="P187"><text:span text:style-name="T188">Hitory</text:span><text:span text:style-name="T189">: Eine Historie. Bezieht sich auf die<text:s/></text:span><text:span text:style-name="T190">v</text:span><text:span text:style-name="T191">ergangenen Transaktionen einer Aktie. In diesem Falle wäre eine andere Bezeichnung von Vorteil. Eine Historie könnte sich auch auf die zeitliche Historie eines Aktienunternehmens <text:s/>beziehen. Die Ubiquitous Lange ist somit zu einem gewissen Grad verletzt.</text:span></text:p>
      <text:h text:style-name="P192" text:outline-level="2">Repositories</text:h>
      <text:p text:style-name="P193">Das Repository zur Manipulation und Selektion von Transaktionen wird über ein Interface beschrieben. Anhand dieses Interface können Klassen das Repository ansprechen. Jede implementierende Klasse hat die Vorgaben des Transaktionsrepositories zu befolgen. <text:s/>So kann bei Bedarf das Repository ohne Adaption der verwendeten Klasse ausgetauscht werden. Dies ist der Fall, wenn man zum Beispiel die Speichermechanik auf einen anderen Standard umbauen möchte.</text:p>
      <text:p text:style-name="P194">Zum Repository gehören:</text:p>
      <text:p text:style-name="P195"><text:span text:style-name="T196">Interface</text:span><text:span text:style-name="T197">: Eine Definition zur Manipulation und Selektion von Transaktionen (</text:span><text:span text:style-name="T198">ITransactionAccessor</text:span><text:span text:style-name="T199">)</text:span></text:p>
      <text:p text:style-name="P200"><text:span text:style-name="T201">Implementierung</text:span><text:span text:style-name="T202">: Eine konkrete Implementierung der Definition. Diese Implementierung kümmert sich um die Übersetzung von Datenbankobjekten zu Modellen der Anwendung. (</text:span><text:span text:style-name="T203">TransactionDatabaseAccessor</text:span><text:span text:style-name="T204">)</text:span></text:p>
      <text:p text:style-name="P205"><text:span text:style-name="T206">Datenbank</text:span><text:span text:style-name="T207">: Eine Implementierung der Datenbank. Speichert die Datenbankentitäten im localStorage (</text:span><text:span text:style-name="T208">Database</text:span><text:span text:style-name="T209">)</text:span></text:p>
      <text:p text:style-name="P210"><text:span text:style-name="T211">Entitäten</text:span><text:span text:style-name="T212">: Eine Entität, welche das Datenbankschema befolgt. Nicht jedes in der Anwendung verwendete Objekt ist ohne weiteres in einer Datenbank speicherbar. Hierzu wurde es von der Implementierung in ein für die Datenbank passendes Format gebracht. (</text:span><text:span text:style-name="T213">ITransactionDatabase.model</text:span><text:span text:style-name="T214">)</text:span></text:p>
      <text:p text:style-name="P215">Ich habe mich bewusst für die weitere Aufteilung zwischen Implementation und Datenbank entschieden. Meiner Ansicht nach macht es mehr Sinn die Logik der Objekttransformation von<text:s/>der eigentlichen Speicherlogik zu trennen. Aus diesem<text:s/><text:soft-page-break/>Grund besteht das Repository aus den vier beschriebenen Elementen: Interface, Implementierung, Datenbank, (DB)Entität.</text:p>
      <text:p text:style-name="P216"/>
      <text:h text:style-name="P217" text:outline-level="2">Aggregates</text:h>
      <text:p text:style-name="P218">Diese Anwendung verfügt über keine Aggregate. Jedes Objekt wird einzeln betrachtet und referenziert. Eine Clusterung von Objekten ist für den Aktientracker nicht direkt erkennbar. Eine Art von Clustering ist jedoch die Historie, in der eine Aktie und eine Liste an Transaktionen beinhaltet sind. Möchte man eine bestimmte Transaktion einsehen, so geschieht dies indirekt über die das History Objekt, welches die Liste der Transaktionen beinhaltet.<text:s/>Ob dies nun ein Aggregat im klassischen Sinne ist, bleibt zu diskutieren.</text:p>
      <text:h text:style-name="P219" text:outline-level="2">Entities</text:h>
      <text:p text:style-name="P220">Die Menge der Entitäten ist sehr begrenzt. Sie besteht aus der Transaktion, welche über eine zufällig generierte Zeichenkette identifizierbar ist und einer Aktie. Die Aktie kann anhand ihres trading tickers identifiziert werden. Die Aufgabe dieser Entities ist das Halten der Daten aus der Datenbank, in einem für die Anwendung sinnvollen Format.</text:p>
      <text:h text:style-name="P221" text:outline-level="2">Value Objects</text:h>
      <text:p text:style-name="P222"><text:span text:style-name="T223">Das Value Object ist meist eine Zusammensetzung aus Entitäten. Mit ihnen können erweiterte Funktionalitäten durchgeführt werden. In dieser Anwendung ist die<text:s/></text:span><text:span text:style-name="T224">Histor</text:span><text:span text:style-name="T225">y</text:span><text:span text:style-name="T226"><text:s/></text:span><text:span text:style-name="T227">ein sehr interessantes Value Object. Dieses Objekt kümmert sich um die Verwaltung der Transaktionshistorie einer bestimmten Aktie. Das Objekt ist in der Lage, Berechnungen auf der Liste auszuführen oder diese zu Manipulieren.</text:span></text:p>
      <text:p text:style-name="P228"><text:span text:style-name="T229">Das Value Object der<text:s/></text:span><text:span text:style-name="T230">Stock</text:span><text:span text:style-name="T231">L</text:span><text:span text:style-name="T232">ist</text:span><text:span text:style-name="T233"><text:s/>ist lediglich für die Haltung mehrerer Aktien zuständig. Ebenso zieht sie sich die Daten aus der Datenbank. (Kann auch</text:span><text:span text:style-name="T234"><text:s/>wie bei der Transaktionsdatenbeschaffung durch einen eigenen Accessor abstrahiert werden</text:span><text:span text:style-name="T235">)</text:span></text:p>
      <text:soft-page-break/>
      <text:h text:style-name="P236" text:outline-level="1">Architekturmodelle<text:bookmark-end text:name="_Toc67603725"/><text:tab/><text:tab/></text:h>
      <text:h text:style-name="Überschrift2" text:outline-level="2"><text:tab/><text:bookmark-start text:name="_Toc67603726"/>Einfaches Schichtenmodell<text:bookmark-end text:name="_Toc67603726"/></text:h>
      <text:p text:style-name="P237"><text:span text:style-name="T238">Das einfache Schichtenmodell passt sehr gut zu dieser Anwendung. Hierbei wird zwischen Presentation Layer, Domain Layer und Data Layer unterschieden. Das Presentation Layer ist dazu da, Interaktionen mit dem Benutzer durchzuführen. So werden Daten zur Anzeige aufbereitet, aber auch benutzereingaben aufgefangen und verarbeitet. Die Renderer der Anwendung befinden sich auf dieser Ebene. Ihre Aufgabe ist es eine HTML Struktur zu erzeugen und diese mit den daten der Objekte zu füllen. Teilweise beinhalten die Renderer auch Formulare (z.B. der<text:s/></text:span><text:span text:style-name="T239">TransactionDialogRenderer</text:span><text:span text:style-name="T240">). Dieser Renderer ermöglicht dem Benutzer das Hinzufügen einer Transaktion in die Datenbank.</text:span></text:p>
      <text:p text:style-name="P241"><text:span text:style-name="T242">Neben dem Presentation Layer gibt es das Domain Layer. Dieses Layer wird benutzt, um Daten zu verarbeiten, Berechnungen durchzuführen oder die Daten aus den Datenbanken zu laden. Die<text:s/></text:span><text:span text:style-name="T243">History</text:span><text:span text:style-name="T244"><text:s/>Klasse befindet sich auf dieser Ebene. Ihre Aufgabe ist die Verwaltung von mehreren Transaktionen der der gleichen Aktie. Ebenso ist sie in der Lage ihre Daten von der Datenbank [Klasse] anzufragen.</text:span></text:p>
      <text:p text:style-name="P245"><text:span text:style-name="T246">Auf der untersten Ebene befindet sich die Datenbank. Die Datenbank kümmert sich um das Speichern und Laden von Datensätzen aus dem<text:s/></text:span><text:span text:style-name="T247">localStorage</text:span><text:span text:style-name="T248">. Ebenso auf dieser Ebene ist der<text:s/></text:span><text:span text:style-name="T249">StockInfoService</text:span><text:span text:style-name="T250">. Ähnlich wie die Datenbank kümmert sich der Service um die Beschaffung von Daten. Konkret frägt dieser Service eine API nach Informationen zu einem spezifischen Parameter.</text:span></text:p>
      <text:p text:style-name="P251">Das einfache Schichtenmodell ist sehr gut für den Stock Tracker geeignet. Die Kernaufgaben der Anwendung bestehen auf exakt den im Schichtenmodell beschriebenen Aufgaben. Daten werden aus der Datenbank geladen, aufbereitet und angezeigt. Der Aufbereitungslogik ist es egal, wie die Daten angezeigt werden. Somit besteht keine Abhängigkeit zur höheren Schicht. Ebenso hat die Datenbank kein Interesse an der Aufbereitungslogik, sondern kann sich auf die effiziente Speicherung der Daten konzentrieren. Auch sie hängt somit nicht von der höheren Schicht ab.</text:p>
      <text:p text:style-name="P252"/>
      <text:h text:style-name="Überschrift2" text:outline-level="2"><text:tab/><text:bookmark-start text:name="_Toc67603727"/>Client-Server<text:bookmark-end text:name="_Toc67603727"/></text:h>
      <text:p text:style-name="P253">Um an die neusten Daten der Aktien zu kommen, wird das Client-Server Pattern verwendet. Organisationen und Firmen stellen ihre Services oft online als z.B. API bereit, welche ein Entwickler gegen Bezahlung ansprechen kann. In diesem Projekt wird eine Anfragenlimitierte API eingebunden. Mit dieser API können Informationen wie der Preis der Aktie, aber auch Informationen zu einem Unternehmen abgefragt werden. Der Client, kann diese Daten aufbereiten und wie in diesem Falle in einem leserlichen Format anzeigen.</text:p>
      <text:p text:style-name="P254">Ein Client ist nicht auf einen Server limitiert, sondern kann mehrere dieser Art verwenden. Um die Aktienpreise in Euro umzuwandeln wird in diesem Projekt eine weitere API verwendet.</text:p>
      <text:h text:style-name="Überschrift1" text:outline-level="1"><text:bookmark-start text:name="_Toc67603728"/><text:soft-page-break/>Unit Testing<text:bookmark-end text:name="_Toc67603728"/></text:h>
      <text:h text:style-name="Überschrift2" text:outline-level="2"><text:tab/><text:bookmark-start text:name="_Toc67603729"/>Vererbung<text:bookmark-end text:name="_Toc67603729"/></text:h>
      <text:p text:style-name="P255"><text:span text:style-name="T256">Wie im Kapitel „Entwurfsmuster – Facotry Pattern“ beschrieben, erzeugt eine Factory die unterschiedlichen Transaktionen. Basierend auf dem Transaktionstyp verändert sich auch die Implementierung der Funktionen. Möchte man zum Beispiel die Auswirkung einer Transaktion auf den Kontostand abrufen, so kann man dies mit<text:s/></text:span><text:span text:style-name="T257">getTransactionPrice</text:span><text:span text:style-name="T258">()</text:span><text:span text:style-name="T259"><text:s/>tun. Bei einem Verkauf bezahlt man nichts, sondern erhält eine Gutschrift. Aus diesem Grund wird eine positive Zahl zurückgegeben. Bei einem Kauf jedoch wird das Konto belastet, weswegen die Methode eine negative Zahl zurückgeben muss.</text:span></text:p>
      <text:p text:style-name="P260"><text:span text:style-name="T261">In der ersten Testklasse<text:s/></text:span><text:span text:style-name="T262">transaction.test.ts</text:span><text:span text:style-name="T263"><text:s/>wird nun exakt dieses Verhalten geprüft. Über die Factory wird eine Transaktion angelegt. Anschließend wird geprüft, ob die Methode auch das erwartete Ergebnis einer positiven oder negativen Zahl liefert.</text:span></text:p>
      <text:p text:style-name="P264">Man kann argumentieren, dass diese Test Suite nicht elementar genug ist. In dieser Suite wird indirekt getestet, ob die Factory die Transaktionen basierend auf dem Parameter erzeugt oder nicht. Ebenso wird getestet, ob die Implementierung der Kind-Klasse korrekt ist. Für diesen Anwendungsfall habe ich mich jedoch dazu entschieden dies so zu handhaben. Im Test wird davon ausgegangen, dass die Implementierung der Kind Klasse funktioniert. Es ist jedoch sinnvoll, eine dedizierte Testklasse zu erstellen, um dies zu testen. (außer es wird als getter/setter betrachtet) -&gt; siehe ATRIP – Professional</text:p>
      <text:h text:style-name="P265" text:outline-level="2"><text:bookmark-start text:name="_Toc67603730"/>Statistiken (mit Mocking)<text:bookmark-end text:name="_Toc67603730"/></text:h>
      <text:p text:style-name="P266">In der zweiten Testklasse werden die Berechnungen der Transaktionshistorie getestet. Hierbei bedarf es Mocks, um Abhängigkeiten zu anderen Klassen zu kontrollieren. Dieses Vorgehen ist sinnvoll, da bei einem „Unit <text:s/>Test“ nur eine „Unit“ getestet werden soll. Konkret bedeutet dies, dass ein bestimmtes Modul oder eine bestimme Funktion getestet werden soll. Da die meisten Funktionen jedoch in irgendeiner Weise von anderen Klassen oder Modulen abhängen, müssen diese kontrolliert werden. Macht man dies nicht, testet ein Test diese Abhängigkeiten zwangsläufig mit. Der Test beschränkt sich somit nicht mehr nur auf die zu testende Funktion.</text:p>
      <text:p text:style-name="P267"><text:span text:style-name="T268">Zum Kontrollieren der Abhängigkeiten habe ich mich für die „ts-mockito“ Bibliothek entschieden. Mit dieser Bibliothek können Klassen aus dem Projekt erzeugt und kontrolliert werden. Wird<text:s/></text:span><text:span text:style-name="T269">benötigt</text:span><text:span text:style-name="T270"><text:s/>die zu testende Funktion ein Objekt einer Klasse, kann hier ein Mock Objekt übergeben werden. Dieses Objekt verhält sich wie ein normales Objekt, jedoch können die Methoden und Funktionen dieses gemockten Objekts im Vorhinein festgelegt werden. Die Funktionen des Objekts werden in einem Test nun so angepasst, dass ein gewisser Pfad in der zu testenden Funktion eingeschlagen wird.<text:s/></text:span></text:p>
      <text:p text:style-name="P271"><text:span text:style-name="T272">In der Testklasse<text:s/></text:span><text:span text:style-name="T273">history.statistics.test.ts<text:s/></text:span><text:span text:style-name="T274">werden die Berechnungen auf eine Transaktionsliste getestet. Um Berechnungen ausführen zu können, bedarf es zunächst einer Liste an Transaktionen.</text:span></text:p>
      <text:soft-page-break/>
      <text:p text:style-name="P275"><text:span text:style-name="T276">Im Folgenden wird der Test<text:s/></text:span><text:span text:style-name="T277">getTransactionQuantity - Should return correct amount of stocks owned</text:span><text:span text:style-name="T278"><text:s/>betrachtet.<text:s/></text:span><text:span text:style-name="T279">In diesem Test wird eine<text:s/></text:span><text:span text:style-name="T280">History</text:span><text:span text:style-name="T281"><text:s/>(Transaktionsliste) benötigt. Die Methode<text:s/></text:span><text:span text:style-name="T282">getTransactionQuantity()</text:span><text:span text:style-name="T283"><text:s/>soll die korrekte Summe der gekauften Aktien aller Transaktionen zurückliefern. Bei der Erstellung des<text:s/></text:span><text:span text:style-name="T284">History</text:span><text:span text:style-name="T285"><text:s/>Objekts werden die Transaktionen aus der Datenbank geladen und in der angesprochenen Factory in die passenden Objekte konvertiert. Das<text:s/></text:span><text:span text:style-name="T286">History</text:span><text:span text:style-name="T287"><text:s/>Objekt nimmt bei der Erstellung deinen<text:s/></text:span><text:span text:style-name="T288">DataAccessor</text:span><text:span text:style-name="T289"><text:s/>und die zu betrachtende Aktie (</text:span><text:span text:style-name="T290">Stock</text:span><text:span text:style-name="T291">) an. Basierend auf diesen Parametern lädt die<text:s/></text:span><text:span text:style-name="T292">History</text:span><text:span text:style-name="T293"><text:s/>die Transaktionen aus dem<text:s/></text:span><text:span text:style-name="T294">DataAccessor.<text:s/></text:span><text:span text:style-name="T295">Das Laden aus der Datenbank und das Anlegen des Objekts soll aber nicht getestet werden. Aus diesem Grund wird die Abhängigkeit des<text:s/></text:span><text:span text:style-name="T296">DataAccessor<text:s/></text:span><text:span text:style-name="T297">über die Library gemockt. Das bedeutet, dass ein Scheinobjekt des Accessors übergeben wird. Dieses Objekt wird durch die Bibliothek verwaltet. Hiermit können Funktionalitäten kontrolliert und simuliert werden. In diesem Beispiel <text:s/>wird die Methode des Ladens der Transaktionen simuliert. Das gemockte Objekt wird so manipuliert, dass es immer eine vorgegebene Anzahl an Elementen liefert.<text:s/></text:span></text:p>
      <text:p text:style-name="P298"><text:span text:style-name="T299">Bei der Summierung aller Aktientransaktionen wird über alle Transaktionen gelaufen. Von jeder Transaktion wird die Anzahl an Aktien zurückgeben, um die es sich bei der Transaktion handelt. Auch hier können positive und negative Werte zurückgeliefert werden. Bei einem Kauf wird eine positive Zahl zurückgeliefert, beim Verkauf eine negative. Die Funktion<text:s/></text:span><text:span text:style-name="T300">getTransactionQuantity()<text:s/></text:span><text:span text:style-name="T301">der Transaktion liefert somit wie die Funktion<text:s/></text:span><text:span text:style-name="T302">getTransactionPrice()<text:s/></text:span><text:span text:style-name="T303">die Auswirkung auf die Aktiensumme. Die Aufgabe der zu testenden Funktion beschränkt sich auf die Zusammenrechnung dieser Werte. Es wird davon ausgegangen, dass die Funktion korrekt implementiert ist. Um keine Abhängigkeit zu haben wird diese Funktion auch über die Bibliothek kontrolliert. Im Test wird festgelegt, dass wenn die Funktion<text:s/></text:span><text:span text:style-name="T304">getTransactionQuantity()<text:s/></text:span><text:span text:style-name="T305">auf die von dem<text:s/></text:span><text:span text:style-name="T306">DataAccessor</text:span><text:span text:style-name="T307"><text:s/>zurückgegebenen Transaktionen aufgerufen wird, eine bestimmte Zahl zurückgegeben wird. Im betrachteten Test wird bei jedem Aufruf der Methode eine andere zahl zurückgegeben. Da der gemockte Datenlieferant 5 Transaktionen zurückgibt, wird die Methode zum Erhalten der Aktienmenge der Transaktion insgesamt fünf Mal aufgerufen. Einmal je Transaktion. Die gemockten Transaktionen sind nun so manipuliert, dass die erste Transaktion eine Menge von 3 zurückliefert. Die zweite Transaktion hat eine Aktienmenge von 2 usw.. Die zu testende Methode geht zusammengefasst wie folgt vor.</text:span></text:p>
      <text:p text:style-name="P308">Zunächst wird das zu testende Objekt (History) angelegt. Hier werden gemockte Funktionalitäten übergeben (Objekte). Die angelegte Historie beinhaltet eine Liste an gemockten Transaktionen. Die zu testende Methode betrachtet nun alle einzelnen (gemockten) Transaktion und frägt nach der Auswirkung auf die Aktienmenge. Die gemockten Transaktionen sind so manipuliert, dass diese Methode je nach Transaktion die Werte 3, 2, 2, 1, 2 zurückliefert. Ist die zu testende Methode korrekt implementiert, gibt diese die Summe der genannten Zahlen zurück. In diesem Fall 10.</text:p>
      <text:p text:style-name="P309">Mocking ist ein gutes Mittel, um Abhängigkeiten zu kontrollieren. Im Test ist es nicht relevant, woher die Daten kommen. Es wird davon ausgegangen, dass alle Funktionen<text:s/><text:soft-page-break/>der Abhängigkeiten funktionieren. Anstelle ein Komplettes System aufzustellen, damit der Test funktioniert, werden wie beschrieben alle Abhängigkeiten künstlich erstellt. Lediglich die zu testende Funktionalität wird nicht manipuliert. Hierdurch erhält man einen übersichtlichen und elementaren Test.</text:p>
      <text:p text:style-name="P310">Die restlichen Tests verhalten sich ähnlich. Zusätzlich zum Manipulieren der Funktion kann auch getestet werden, ob die zu testende Funktion eine Abhängigkeit mit den korrekten Parametern aufruft.</text:p>
      <text:p text:style-name="P311"/>
      <text:h text:style-name="P312" text:outline-level="2"><text:bookmark-start text:name="_Toc67603731"/>ATRIP<text:bookmark-end text:name="_Toc67603731"/></text:h>
      <text:h text:style-name="Überschrift3" text:outline-level="3"><text:tab/><text:tab/><text:bookmark-start text:name="_Toc67603732"/>Automatic<text:bookmark-end text:name="_Toc67603732"/></text:h>
      <text:p text:style-name="P313"><text:span text:style-name="T314">Durch das Unit Testing Framework Jest können die Unit Tests schnell und einfach ausgeführt werden. Durch das Konsolenkommando<text:s/></text:span><text:span text:style-name="T315">jest</text:span><text:span text:style-name="T316"><text:s/>oder<text:s/></text:span><text:span text:style-name="T317">npm run-script test</text:span><text:span text:style-name="T318"><text:s/>können alle vorhandenen Jest Unit Tests ausgeführt werden. Alternativ können auch einzelne Test Klassen oder einzelne Tests ausgeführt werden. Für mehr Informationen der selektiven Ausführung:<text:s/></text:span><text:a xlink:href="https://jestjs.io/docs/" office:target-frame-name="_top" xlink:show="replace"><text:span text:style-name="T319">https://jestjs.io/docs/</text:span></text:a><text:span text:style-name="T320">. Alternativ können diese selektiven Ausführungen mithilfe der gängigen IDEs per Mausklick ausgeführt werden.</text:span></text:p>
      <text:p text:style-name="P321">Die Tests prüfen nach dem Wahr oder Falsch Prinzip. Ist beispielsweise die erwartete Anzahl an gekauften Aktien abweichend vom eigentlichen Testergebnis, schlägt der gesamte Test fehl. Bei mehreren Vergleichen in einem Test müssen alle diese Vergleiche wahr sein, damit der gesamte Test bestanden ist.</text:p>
      <text:h text:style-name="Überschrift3" text:outline-level="3"><text:tab/><text:tab/><text:bookmark-start text:name="_Toc67603733"/>Thorough<text:bookmark-end text:name="_Toc67603733"/></text:h>
      <text:p text:style-name="P322">Bei Unit Tests wird wie genannt eine spezifische Funktionalität geprüft. Hierbei sind jedoch öfters teilschritte notwendig. Um einen korrekten Test mit optimaler Fehleridentifikation zu erhalten, müssen diese Teilschritte zusätzlich zum eigentlichen Ergebnis überprüft werden.<text:s/></text:p>
      <text:p text:style-name="P323">Wie bereits beschrieben, werden für Tests oftmals Mocks verwendet, um Abhängigkeiten zu manipulieren. Im Zuge des Tests zur Errechnung der Balance einer Transaktionsliste wird von jeder Transaktion die Balance abgefragt und zusammengerechnet. Neben dem Vergleich, ob das Ergebnis <text:s/>mit der Erwartung übereinstimmt, können weitere Vergleiche getätigt werden. In diesem Test wird zusätzlich geprüft, ob die Methode der Transaktion fünfmal aufgerufen wurde. Ist dies nicht der Fall hat man sofort einen Hinweis, was in der zu testenden Funktion nicht funktioniert.<text:s/></text:p>
      <text:p text:style-name="P324">Die meisten Tests müssen mit unterschiedlichen Parametern ausgeführt werden, um die Funktionalität der zu testenden Funktion bestätigen zu können. So muss im Optimalfall für jede mögliche Eingabe ein Test existieren. Das ist nicht möglich, weswegen mit Wertegruppen und Spezialfällen gearbeitet werden muss. Anstelle aller Werte von minus unendlich bis unendlich zu testen, kann eine Handvoll Werte verwendet werden.</text:p>
      <text:soft-page-break/>
      <text:p text:style-name="P325"><text:span text:style-name="T326">Betrachtet man die Tests für<text:s/></text:span><text:span text:style-name="T327">totalTransactionBalance()</text:span><text:span text:style-name="T328"><text:s/>habe ich mich für die Wertegruppen (1) nur positiv, (2) nur negativ, (3) gemischt entschieden. Die Testgruppe verrechnet die Kosten aller Transaktionen. Im ersten Test wird davon ausgegangen, dass es sich nur um Verkäufe und somit nur um positive Werte handelt. Der Zweite Tests geht davon aus, dass in der Liste nur Käufe und somit nur negative Werte vorkommen. Der dritte Test ist realitätsnäher, da hier eine Mischung von positiven und negativen Werten und somit eine Liste von Käufen und Verkäufen betrachtet wird. Somit sind alle relevanten Möglichkeiten abgedeckt.</text:span></text:p>
      <text:h text:style-name="Überschrift3" text:outline-level="3"><text:tab/><text:tab/><text:bookmark-start text:name="_Toc67603734"/>Repeatable<text:bookmark-end text:name="_Toc67603734"/></text:h>
      <text:p text:style-name="P329">In der Anwendung ist es nicht nötig, Zufall zu erzeugen. Ebenso wird keine spezifische Datengrundlage benötigt. Kein Test manipuliert die Daten. Die Tests können ohne Probleme mehrfach ausgeführt werden, da alle relevanten Daten neu erzeugt und mittels Dependency Injection <text:s/>eingebunden werden. So wird beispielsweise die Liste an Transaktionen vor jedem Test neu erzeugt und beinhaltet immer dieselben Daten (für einen spezifischen Test)</text:p>
      <text:h text:style-name="Überschrift3" text:outline-level="3"><text:tab/><text:tab/><text:bookmark-start text:name="_Toc67603735"/>Independent<text:bookmark-end text:name="_Toc67603735"/></text:h>
      <text:p text:style-name="P330">Wie bereits beschrieben wird die Liste der notwendigen Transaktionen für einen Test vor jedem Durchlauf erzeugt. Diese Liste existiert ausschließlich für den einmaligen Durchlauf und wird anschließend verworfen. Auch wenn ein anderer Test die exakt gleiche Liste benötigt, wird diese nicht von Test zu Test weiterverwendet, sondern jedes Mal neu erzeugt. Dadurch entsteht eine Isolation der Tests. Jeder Test kann ohne Vorbereitung ausgeführt werden. Er basiert nicht auf einem vorherigen Ergebnis. Somit können Tests auch parallel und in beliebiger Reihenfolge ausgeführt werden.</text:p>
      <text:h text:style-name="Überschrift3" text:outline-level="3"><text:tab/><text:tab/><text:bookmark-start text:name="_Toc67603736"/>Professional<text:bookmark-end text:name="_Toc67603736"/></text:h>
      <text:p text:style-name="P331"><text:span text:style-name="T332">In den Tests wird oftmals eine Liste an Transkationen verwendet. Um die Tests übersichtlicher zu gestalten kann die Erzeugung der Transaktionsliste ausgelagert werden. Beispielsweise in der Testklasse<text:s/></text:span><text:span text:style-name="T333">history.split.test</text:span><text:span text:style-name="T334"><text:s text:c="2"/></text:span><text:span text:style-name="T335">wird die Erzeugung der Transaktionsliste in zwei unterschiedliche Funktionen ausgelagert. In der einen Funktion werden Transaktionen angelegt, welche fünf Tage in der Vergangenheit liegen. Die zweite Funktion legt Transaktionen an, welche in der Zukunft liegen. Über Parameter sind die Menge und die zu generierenden Identifikationsnummern steuerbar.<text:s/></text:span></text:p>
      <text:p text:style-name="P336">Diese Funktion ist ausschließlich für diese Testklasse vorgesehen und interagiert nicht mit dem Produktivcode.</text:p>
      <text:p text:style-name="P337"><text:span text:style-name="T338">Auf unnötige Tests wie<text:s/></text:span><text:span text:style-name="T339">getter</text:span><text:span text:style-name="T340"><text:s/>und<text:s/></text:span><text:span text:style-name="T341">setter</text:span><text:span text:style-name="T342"><text:s/>wird verzichtet, da diese keine weitere Komplexität beinhalten. Diese liefern lediglich die Felder des Objekts zurück. Man könnte argumentieren, dass die Methode<text:s/></text:span><text:span text:style-name="T343">getTransactionPrice()</text:span><text:span text:style-name="T344"><text:s/>der<text:s/></text:span><text:span text:style-name="T345">PurchaseTransaction</text:span><text:span text:style-name="T346"><text:s/>getestet werden soll, da diese das Feld nachträglich manipuliert. In diesem Projekt habe ich mich aber dagegen entschieden und mich komplexeren Tests zugewandt. (Weil 10 Tests)</text:span></text:p>
      <text:h text:style-name="Überschrift1" text:outline-level="1"><text:bookmark-start text:name="_Toc67603737"/><text:soft-page-break/>Refactoring<text:bookmark-end text:name="_Toc67603737"/></text:h>
      <text:h text:style-name="Überschrift2" text:outline-level="2"><text:tab/><text:bookmark-start text:name="_Toc67603738"/>Variable Declaration<text:bookmark-end text:name="_Toc67603738"/></text:h>
      <text:p text:style-name="P347">In JavaScript und Typescript werden Variablen mit let, var oder const angelegt. Mit var kann man die Variable nachträglich verändern, mit const hingegen nicht. Möchte man also eine Variable vor Manipulation schützen, kann man diese mit const anlegen. Alle Variablen die nur angelegt und nicht manipuliert werden, sollen somit mit const angelegt werden. Manuelles Refactoring nötig. In IntelliJ kann mithilfe des Inspetion Tools angezeigt werden, wo man doch lieber const verwenden soll.</text:p>
      <text:h text:style-name="P348" text:outline-level="2"><text:bookmark-start text:name="_Toc67603739"/>Unused Variable<text:bookmark-end text:name="_Toc67603739"/></text:h>
      <text:p text:style-name="P349"><text:span text:style-name="T350">Wird die Rückgabe einer Funktion in einer Variablen gespeichert wird erwartet, dass diese Variable verwendet wird. Ist dies nicht der Fall, kann Verwirrung entstehen. Aus diesem Grund werden unbenutzte Variablen entfernt, bzw. gar nicht erst zugewiesen. Im<text:s/></text:span><text:span text:style-name="T351">MainRouter</text:span><text:span text:style-name="T352"><text:s/>der Anwendung wird eine Variable<text:s/></text:span><text:span text:style-name="T353">router</text:span><text:span text:style-name="T354"><text:s/>angelegt. Der neue Router wird in der Variablen gespeichert. Diese Variable findet danach keine Verwendung. Sie kann somit entfernt werden.</text:span></text:p>
      <text:p text:style-name="P355"><text:span text:style-name="T356">Ebenso können nicht benötigte Parameter aus callback Funktionen entfernt werden. Der<text:s/></text:span><text:span text:style-name="T357">.addEventListener("click", …<text:s/></text:span><text:span text:style-name="T358">callback Parameter e (Event) wird nichtverwendet und kann somit entfernt werden.</text:span></text:p>
      <text:h text:style-name="P359" text:outline-level="2"><text:bookmark-start text:name="_Toc67603740"/>Rename Method<text:bookmark-end text:name="_Toc67603740"/></text:h>
      <text:p text:style-name="P360"><text:span text:style-name="T361">Die Funktion<text:s/></text:span><text:span text:style-name="T362">makeid</text:span><text:span text:style-name="T363"><text:s/>wird für die Generierung einer ID verwendet. Der Name der Funktion ist nicht wohlgeformt und sollte somit umbenannt werden. Ein passenderer Name is<text:s/></text:span><text:span text:style-name="T364">generateRandomIdentificationString.</text:span></text:p>
      <text:h text:style-name="P365" text:outline-level="2"><text:bookmark-start text:name="_Toc67603741"/>Rename Variable<text:bookmark-end text:name="_Toc67603741"/></text:h>
      <text:p text:style-name="P366"><text:span text:style-name="T367">Der aus einem Codebeispiel kopierte und geänderte Code beinhaltet noch immer die Variable<text:s/></text:span><text:span text:style-name="T368">drinks</text:span><text:span text:style-name="T369">. Dieser Name ist nicht passend für diese Anwendung und kann somit in<text:s/></text:span><text:span text:style-name="T370">transactionTypes</text:span><text:span text:style-name="T371"><text:s/>umbenannt werden.</text:span></text:p>
      <text:h text:style-name="P372" text:outline-level="2"><text:bookmark-start text:name="_Toc67603742"/>Switch (Factory)<text:bookmark-end text:name="_Toc67603742"/></text:h>
      <text:p text:style-name="P373"><text:span text:style-name="T374">In der<text:s/></text:span><text:span text:style-name="T375">TransactionFactory</text:span><text:span text:style-name="T376"><text:s/>wurde bisher eine Unterscheidung basierend auf einem Parameter getroffen. Dieser Parameter ist eine Zahl &gt; 0. Die Unterscheidung fand mit einem<text:s/></text:span><text:span text:style-name="T377">switch</text:span><text:span text:style-name="T378"><text:s/>Statement statt. Anstelle diesen langen Code Blocks, kann der Transaktionstyp in einem Objekt hinterlegt werden. Der übergebene Parameter kann so als Attributname verwendet werden. Die Transaktion wird hierdurch dynamisch erstellt. Der Code ist lesbarer und die Methode um einiges kürzer.<text:s/></text:span></text:p>
      <text:p text:style-name="P379">Dasselbe Vorgehen ist auch bei der StockFactory angebracht.</text:p>
      <text:h text:style-name="P380" text:outline-level="2">Duplicate Code</text:h>
      <text:p text:style-name="P381"><text:span text:style-name="T382">Der Code wurde nachträglich so angepasst, dass Teile generalisiert werden können. Dadurch sind sehr viele Zeilen Code nachträglich verloren gegangen</text:span><text:span text:style-name="T383">, was für dieses Projekt jedoch problematisch ist.</text:span><text:span text:style-name="T384"><text:s/>Ein Beispiel sind die generellen Generierungen von HTML Grundbausteine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fo:margin-bottom="0in"/>
      <style:text-properties style:font-name-asian="Times New Roman" fo:color="#1F3763" fo:font-size="12pt" style:font-size-asian="12pt" style:font-size-complex="12pt" fo:hyphenate="false"/>
    </style:style>
    <style:style style:name="Überschrift4" style:display-name="Überschrift 4" style:family="paragraph" style:parent-style-name="Standard" style:next-style-name="Standard" style:default-outline-level="4">
      <style:paragraph-properties fo:keep-with-next="always" fo:keep-together="always" fo:margin-top="0.0277in" fo:margin-bottom="0in"/>
      <style:text-properties style:font-name="Calibri Light" style:font-name-asian="Times New Roman" style:font-style-complex="italic" fo:color="#2F5496" fo:font-size="12pt" style:font-size-asian="12pt"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style:style style:name="Überschrift3Zchn" style:display-name="Überschrift 3 Zchn" style:family="text" style:parent-style-name="Absatz-Standardschriftart">
      <style:text-properties style:font-name="Calibri Light" style:font-name-asian="Times New Roman" style:font-name-complex="Times New Roman" fo:color="#1F3763" fo:font-size="12pt" style:font-size-asian="12pt" style:font-size-complex="12pt"/>
    </style:style>
    <style:style style:name="Überschrift4Zchn" style:display-name="Überschrift 4 Zchn" style:family="text" style:parent-style-name="Absatz-Standardschriftart">
      <style:text-properties style:font-name="Calibri Light" style:font-name-asian="Times New Roman" style:font-name-complex="Times New Roman" fo:font-style="italic" style:font-style-asian="italic" style:font-style-complex="italic" fo:color="#2F5496"/>
    </style:style>
    <style:style style:name="Listenabsatz" style:display-name="Listenabsatz" style:family="paragraph" style:parent-style-name="Standard">
      <style:paragraph-properties fo:margin-left="0.5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KeinLeerraum" style:display-name="Kein Leerraum" style:family="paragraph">
      <style:paragraph-properties style:vertical-align="auto" fo:margin-bottom="0in" fo:line-height="100%"/>
      <style:text-properties style:font-name-asian="Times New Roman" style:language-asian="de" style:country-asian="DE" fo:hyphenate="true"/>
    </style:style>
    <style:style style:name="KeinLeerraumZchn" style:display-name="Kein Leerraum Zchn" style:family="text" style:parent-style-name="Absatz-Standardschriftart">
      <style:text-properties style:font-name="Calibri" style:font-name-asian="Times New Roman" style:font-name-complex="Times New Roman" style:language-asian="de" style:country-asian="DE"/>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Inhaltsverzeichnisüberschrift" style:display-name="Inhaltsverzeichnisüberschrift" style:family="paragraph" style:parent-style-name="Überschrift1" style:next-style-name="Standard" style:default-outline-level="1">
      <style:paragraph-properties style:vertical-align="auto" fo:line-height="106%"/>
      <style:text-properties style:language-asian="de" style:country-asian="DE" fo:hyphenate="true"/>
    </style:style>
    <style:style style:name="Verzeichnis2" style:display-name="Verzeichnis 2" style:family="paragraph" style:parent-style-name="Standard" style:next-style-name="Standard" style:auto-update="true">
      <style:paragraph-properties style:vertical-align="auto" fo:margin-bottom="0.0694in" fo:line-height="106%" fo:margin-left="0.1527in">
        <style:tab-stops/>
      </style:paragraph-properties>
      <style:text-properties style:font-name-asian="Times New Roman" style:language-asian="de" style:country-asian="DE" fo:hyphenate="true"/>
    </style:style>
    <style:style style:name="Verzeichnis1" style:display-name="Verzeichnis 1" style:family="paragraph" style:parent-style-name="Standard" style:next-style-name="Standard" style:auto-update="true">
      <style:paragraph-properties style:vertical-align="auto" fo:margin-bottom="0.0694in" fo:line-height="106%"/>
      <style:text-properties style:font-name-asian="Times New Roman" style:language-asian="de" style:country-asian="DE" fo:hyphenate="true"/>
    </style:style>
    <style:style style:name="Verzeichnis3" style:display-name="Verzeichnis 3" style:family="paragraph" style:parent-style-name="Standard" style:next-style-name="Standard" style:auto-update="true">
      <style:paragraph-properties style:vertical-align="auto" fo:margin-bottom="0.0694in" fo:line-height="106%" fo:margin-left="0.3055in">
        <style:tab-stops/>
      </style:paragraph-properties>
      <style:text-properties style:font-name-asian="Times New Roman" style:language-asian="de" style:country-asian="DE" fo:hyphenate="true"/>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
      <style:text-properties fo:font-size="10pt" style:font-size-asian="10pt" style:font-size-complex="10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2" style:parent-style-name="Fußzeile" style:family="paragraph">
      <style:paragraph-properties fo:text-align="end"/>
    </style:style>
  </office:automatic-styles>
  <office:master-styles>
    <style:master-page style:name="MP0" style:page-layout-name="PL0">
      <style:footer>
        <text:p text:style-name="P2"><text:page-number text:fixed="false">2</text:page-number></text:p>
        <text:p text:style-name="Fußzeil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dvanced                     Software Engineering</dc:title>
    <dc:description/>
    <dc:subject>Stock Tracker</dc:subject>
    <meta:initial-creator>Sebastian Momann</meta:initial-creator>
    <dc:creator>Sebastian Momann</dc:creator>
    <meta:creation-date>2021-03-25T17:42:00Z</meta:creation-date>
    <dc:date>2021-03-26T22:16:00Z</dc:date>
    <meta:print-date>2021-03-26T19:47:00Z</meta:print-date>
    <meta:template xlink:href="Normal.dotm" xlink:type="simple"/>
    <meta:editing-cycles>58</meta:editing-cycles>
    <meta:editing-duration>PT0S</meta:editing-duration>
    <meta:document-statistic meta:page-count="18" meta:paragraph-count="70" meta:word-count="4872" meta:character-count="35500" meta:row-count="255" meta:non-whitespace-character-count="30698"/>
  </office:meta>
</office:document-meta>
</file>